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FreeSans" style:font-family-asian="FreeSans" style:font-family-complex="FreeSans" fo:background-color="transparent" style:use-window-font-color="true"/>
    </style:style>
    <style:style style:name="T2" style:family="text">
      <style:text-properties fo:font-size="18.00pt" fo:font-weight="normal" fo:font-family="宋体" style:font-family-asian="宋体" style:font-family-complex="宋体" fo:background-color="transparent" style:use-window-font-color="true"/>
    </style:style>
    <style:style style:name="T3" style:family="text">
      <style:text-properties fo:font-size="18.00pt" fo:font-weight="normal" fo:font-family="FreeSans" style:font-family-asian="FreeSans" style:font-family-complex="FreeSans" fo:background-color="transparent" style:use-window-font-color="true"/>
    </style:style>
    <style:style style:name="T4" style:family="text">
      <style:text-properties fo:font-size="18.00pt" fo:font-weight="normal" fo:font-family="宋体" style:font-family-asian="宋体" style:font-family-complex="宋体" fo:background-color="transparent" style:use-window-font-color="true"/>
    </style:style>
    <style:style style:name="T5" style:family="text">
      <style:text-properties fo:font-size="11.00pt" fo:font-weight="normal" fo:font-family="宋体" style:font-family-asian="宋体" style:font-family-complex="宋体" fo:background-color="transparent" style:use-window-font-color="true"/>
    </style:style>
    <style:style style:name="T6" style:family="text">
      <style:text-properties fo:font-size="26.00pt" fo:font-weight="normal" fo:font-family="宋体" style:font-family-asian="宋体" style:font-family-complex="宋体" fo:background-color="transparent" fo:color="#000000"/>
    </style:style>
    <style:style style:name="T7" style:family="text">
      <style:text-properties fo:font-size="11.00pt" fo:font-weight="normal" fo:font-family="宋体" style:font-family-asian="宋体" style:font-family-complex="宋体" fo:background-color="transparent" style:use-window-font-color="true"/>
    </style:style>
    <style:style style:name="T8" style:family="text">
      <style:text-properties fo:font-size="18.00pt" fo:font-weight="normal" fo:font-family="宋体" style:font-family-asian="宋体" style:font-family-complex="宋体" fo:background-color="transparent" style:use-window-font-color="true"/>
    </style:style>
    <style:style style:name="T9" style:family="text">
      <style:text-properties fo:font-size="18.00pt" fo:font-weight="normal" fo:font-family="'Liberation Serif'" style:font-family-asian="'Liberation Serif'" style:font-family-complex="'Liberation Serif'" fo:background-color="transparent" style:use-window-font-color="true"/>
    </style:style>
    <style:style style:name="T10"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 style:family="text">
      <style:text-properties fo:font-size="11.00pt" fo:font-weight="normal" fo:font-family="宋体" style:font-family-asian="宋体" style:font-family-complex="宋体" fo:background-color="transparent" style:use-window-font-color="true"/>
    </style:style>
    <style:style style:name="T12" style:family="text">
      <style:text-properties fo:font-size="18.00pt" fo:font-weight="normal" fo:font-family="'Liberation Serif'" style:font-family-asian="'Liberation Serif'" style:font-family-complex="'Liberation Serif'" fo:background-color="transparent" style:use-window-font-color="true"/>
    </style:style>
    <style:style style:name="T13" style:family="text">
      <style:text-properties fo:font-size="18.00pt" fo:font-weight="normal" fo:font-family="宋体" style:font-family-asian="宋体" style:font-family-complex="宋体" fo:background-color="transparent" style:use-window-font-color="true"/>
    </style:style>
    <style:style style:name="T14" style:family="text">
      <style:text-properties fo:font-size="18.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宋体" style:font-family-asian="宋体" style:font-family-complex="宋体" fo:background-color="transparent" style:use-window-font-color="true"/>
    </style:style>
    <style:style style:name="T16" style:family="text">
      <style:text-properties fo:font-size="18.00pt" fo:font-weight="normal" fo:font-family="宋体" style:font-family-asian="宋体" style:font-family-complex="宋体" fo:background-color="transparent" style:use-window-font-color="true"/>
    </style:style>
    <style:style style:name="T17" style:family="text">
      <style:text-properties fo:font-size="18.00pt" fo:font-weight="normal" fo:font-family="'华文黑体 - Kelvin'" style:font-family-asian="'华文黑体 - Kelvin'" style:font-family-complex="'华文黑体 - Kelvin'" fo:background-color="transparent" style:use-window-font-color="true"/>
    </style:style>
    <style:style style:name="T18" style:family="text">
      <style:text-properties fo:font-size="18.00pt" fo:font-weight="normal" fo:font-family="宋体" style:font-family-asian="宋体" style:font-family-complex="宋体" fo:background-color="transparent" style:use-window-font-color="true"/>
    </style:style>
    <style:style style:name="T19" style:family="text">
      <style:text-properties fo:font-size="11.00pt" fo:font-weight="normal" fo:font-family="宋体" style:font-family-asian="宋体" style:font-family-complex="宋体" fo:background-color="transparent" style:use-window-font-color="true"/>
    </style:style>
    <style:style style:name="T20" style:family="text">
      <style:text-properties fo:font-size="18.00pt" fo:font-weight="normal" fo:font-family="宋体" style:font-family-asian="宋体" style:font-family-complex="宋体" fo:background-color="transparent" style:use-window-font-color="true"/>
    </style:style>
    <style:style style:name="T21" style:family="text">
      <style:text-properties fo:font-size="12.00pt" fo:font-weight="normal" fo:font-family="宋体" style:font-family-asian="宋体" style:font-family-complex="宋体" fo:background-color="transparent" style:use-window-font-color="true"/>
    </style:style>
    <style:style style:name="T22" style:family="text">
      <style:text-properties fo:font-size="11.00pt" fo:font-weight="normal" fo:font-family="宋体" style:font-family-asian="宋体" style:font-family-complex="宋体" fo:background-color="transparent" style:use-window-font-color="true"/>
    </style:style>
    <style:style style:name="T23" style:family="text">
      <style:text-properties fo:font-size="16.00pt" fo:font-weight="normal" fo:font-family="宋体" style:font-family-asian="宋体" style:font-family-complex="宋体" fo:background-color="transparent" fo:color="#000000"/>
    </style:style>
    <style:style style:name="T2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8" style:family="text">
      <style:text-properties fo:font-size="11.00pt" fo:font-weight="normal" fo:font-family="等线" style:font-family-asian="等线" style:font-family-complex="等线"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1" style:family="text">
      <style:text-properties fo:font-size="11.00pt" fo:font-weight="normal" fo:font-family="宋体" style:font-family-asian="宋体" style:font-family-complex="宋体"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6" style:family="text">
      <style:text-properties fo:font-size="11.00pt" fo:font-weight="normal" fo:font-family="等线" style:font-family-asian="等线" style:font-family-complex="等线"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3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39" style:family="text">
      <style:text-properties fo:font-size="11.00pt" fo:font-weight="normal" fo:font-family="宋体" style:font-family-asian="宋体" style:font-family-complex="宋体"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4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44" style:family="text">
      <style:text-properties fo:font-size="11.00pt" fo:font-weight="normal" fo:font-family="等线" style:font-family-asian="等线" style:font-family-complex="等线"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47" style:family="text">
      <style:text-properties fo:font-size="11.00pt" fo:font-weight="normal" fo:font-family="宋体" style:font-family-asian="宋体" style:font-family-complex="宋体"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4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0" style:family="text">
      <style:text-properties fo:font-size="11.00pt" fo:font-weight="normal" fo:font-family="等线" style:font-family-asian="等线" style:font-family-complex="等线" fo:background-color="transparent" style:use-window-font-color="true"/>
    </style:style>
    <style:style style:name="T5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5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3" style:family="text">
      <style:text-properties fo:font-size="11.00pt" fo:font-weight="normal" fo:font-family="宋体" style:font-family-asian="宋体" style:font-family-complex="宋体" fo:background-color="transparent" style:use-window-font-color="true"/>
    </style:style>
    <style:style style:name="T5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5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6" style:family="text">
      <style:text-properties fo:font-size="11.00pt" fo:font-weight="normal" fo:font-family="等线" style:font-family-asian="等线" style:font-family-complex="等线" fo:background-color="transparent" style:use-window-font-color="true"/>
    </style:style>
    <style:style style:name="T5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5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59" style:family="text">
      <style:text-properties fo:font-size="11.00pt" fo:font-weight="normal" fo:font-family="宋体" style:font-family-asian="宋体" style:font-family-complex="宋体" fo:background-color="transparent" style:use-window-font-color="true"/>
    </style:style>
    <style:style style:name="T6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62" style:family="text">
      <style:text-properties fo:font-size="11.00pt" fo:font-weight="normal" fo:font-family="等线" style:font-family-asian="等线" style:font-family-complex="等线" fo:background-color="transparent" style:use-window-font-color="true"/>
    </style:style>
    <style:style style:name="T6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65" style:family="text">
      <style:text-properties fo:font-size="11.00pt" fo:font-weight="normal" fo:font-family="宋体" style:font-family-asian="宋体" style:font-family-complex="宋体"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6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6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0" style:family="text">
      <style:text-properties fo:font-size="11.00pt" fo:font-weight="normal" fo:font-family="等线" style:font-family-asian="等线" style:font-family-complex="等线" fo:background-color="transparent" style:use-window-font-color="true"/>
    </style:style>
    <style:style style:name="T7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7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3" style:family="text">
      <style:text-properties fo:font-size="11.00pt" fo:font-weight="normal" fo:font-family="宋体" style:font-family-asian="宋体" style:font-family-complex="宋体"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7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7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79" style:family="text">
      <style:text-properties fo:font-size="11.00pt" fo:font-weight="normal" fo:font-family="等线" style:font-family-asian="等线" style:font-family-complex="等线"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8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2" style:family="text">
      <style:text-properties fo:font-size="11.00pt" fo:font-weight="normal" fo:font-family="宋体" style:font-family-asian="宋体" style:font-family-complex="宋体" fo:background-color="transparent" style:use-window-font-color="true"/>
    </style:style>
    <style:style style:name="T8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8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8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88" style:family="text">
      <style:text-properties fo:font-size="11.00pt" fo:font-weight="normal" fo:font-family="等线" style:font-family-asian="等线" style:font-family-complex="等线"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1" style:family="text">
      <style:text-properties fo:font-size="11.00pt" fo:font-weight="normal" fo:font-family="宋体" style:font-family-asian="宋体" style:font-family-complex="宋体"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97" style:family="text">
      <style:text-properties fo:font-size="11.00pt" fo:font-weight="normal" fo:font-family="等线" style:font-family-asian="等线" style:font-family-complex="等线" fo:background-color="transparent" style:use-window-font-color="true"/>
    </style:style>
    <style:style style:name="T9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9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0" style:family="text">
      <style:text-properties fo:font-size="11.00pt" fo:font-weight="normal" fo:font-family="宋体" style:font-family-asian="宋体" style:font-family-complex="宋体" fo:background-color="transparent" style:use-window-font-color="true"/>
    </style:style>
    <style:style style:name="T10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0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0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5" style:family="text">
      <style:text-properties fo:font-size="11.00pt" fo:font-weight="normal" fo:font-family="等线" style:font-family-asian="等线" style:font-family-complex="等线" fo:background-color="transparent" style:use-window-font-color="true"/>
    </style:style>
    <style:style style:name="T10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0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08" style:family="text">
      <style:text-properties fo:font-size="11.00pt" fo:font-weight="normal" fo:font-family="宋体" style:font-family-asian="宋体" style:font-family-complex="宋体" fo:background-color="transparent" style:use-window-font-color="true"/>
    </style:style>
    <style:style style:name="T10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1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1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4" style:family="text">
      <style:text-properties fo:font-size="11.00pt" fo:font-weight="normal" fo:font-family="等线" style:font-family-asian="等线" style:font-family-complex="等线" fo:background-color="transparent" style:use-window-font-color="true"/>
    </style:style>
    <style:style style:name="T11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1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17" style:family="text">
      <style:text-properties fo:font-size="11.00pt" fo:font-weight="normal" fo:font-family="宋体" style:font-family-asian="宋体" style:font-family-complex="宋体" fo:background-color="transparent" style:use-window-font-color="true"/>
    </style:style>
    <style:style style:name="T11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1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2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3" style:family="text">
      <style:text-properties fo:font-size="11.00pt" fo:font-weight="normal" fo:font-family="等线" style:font-family-asian="等线" style:font-family-complex="等线" fo:background-color="transparent" style:use-window-font-color="true"/>
    </style:style>
    <style:style style:name="T12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2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6" style:family="text">
      <style:text-properties fo:font-size="11.00pt" fo:font-weight="normal" fo:font-family="宋体" style:font-family-asian="宋体" style:font-family-complex="宋体" fo:background-color="transparent" style:use-window-font-color="true"/>
    </style:style>
    <style:style style:name="T12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2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2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3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2" style:family="text">
      <style:text-properties fo:font-size="11.00pt" fo:font-weight="normal" fo:font-family="等线" style:font-family-asian="等线" style:font-family-complex="等线" fo:background-color="transparent" style:use-window-font-color="true"/>
    </style:style>
    <style:style style:name="T13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3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5" style:family="text">
      <style:text-properties fo:font-size="11.00pt" fo:font-weight="normal" fo:font-family="宋体" style:font-family-asian="宋体" style:font-family-complex="宋体" fo:background-color="transparent" style:use-window-font-color="true"/>
    </style:style>
    <style:style style:name="T13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3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3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3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0" style:family="text">
      <style:text-properties fo:font-size="11.00pt" fo:font-weight="normal" fo:font-family="等线" style:font-family-asian="等线" style:font-family-complex="等线" fo:background-color="transparent" style:use-window-font-color="true"/>
    </style:style>
    <style:style style:name="T14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4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3" style:family="text">
      <style:text-properties fo:font-size="11.00pt" fo:font-weight="normal" fo:font-family="宋体" style:font-family-asian="宋体" style:font-family-complex="宋体" fo:background-color="transparent" style:use-window-font-color="true"/>
    </style:style>
    <style:style style:name="T14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4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4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48" style:family="text">
      <style:text-properties fo:font-size="11.00pt" fo:font-weight="normal" fo:font-family="等线" style:font-family-asian="等线" style:font-family-complex="等线" fo:background-color="transparent" style:use-window-font-color="true"/>
    </style:style>
    <style:style style:name="T14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1" style:family="text">
      <style:text-properties fo:font-size="11.00pt" fo:font-weight="normal" fo:font-family="宋体" style:font-family-asian="宋体" style:font-family-complex="宋体" fo:background-color="transparent" style:use-window-font-color="true"/>
    </style:style>
    <style:style style:name="T15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57" style:family="text">
      <style:text-properties fo:font-size="11.00pt" fo:font-weight="normal" fo:font-family="等线" style:font-family-asian="等线" style:font-family-complex="等线" fo:background-color="transparent" style:use-window-font-color="true"/>
    </style:style>
    <style:style style:name="T15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5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0" style:family="text">
      <style:text-properties fo:font-size="11.00pt" fo:font-weight="normal" fo:font-family="宋体" style:font-family-asian="宋体" style:font-family-complex="宋体" fo:background-color="transparent" style:use-window-font-color="true"/>
    </style:style>
    <style:style style:name="T16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6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6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6" style:family="text">
      <style:text-properties fo:font-size="11.00pt" fo:font-weight="normal" fo:font-family="等线" style:font-family-asian="等线" style:font-family-complex="等线" fo:background-color="transparent" style:use-window-font-color="true"/>
    </style:style>
    <style:style style:name="T16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6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69" style:family="text">
      <style:text-properties fo:font-size="11.00pt" fo:font-weight="normal" fo:font-family="宋体" style:font-family-asian="宋体" style:font-family-complex="宋体" fo:background-color="transparent" style:use-window-font-color="true"/>
    </style:style>
    <style:style style:name="T17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7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7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5" style:family="text">
      <style:text-properties fo:font-size="11.00pt" fo:font-weight="normal" fo:font-family="等线" style:font-family-asian="等线" style:font-family-complex="等线" fo:background-color="transparent" style:use-window-font-color="true"/>
    </style:style>
    <style:style style:name="T17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7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78" style:family="text">
      <style:text-properties fo:font-size="11.00pt" fo:font-weight="normal" fo:font-family="宋体" style:font-family-asian="宋体" style:font-family-complex="宋体" fo:background-color="transparent" style:use-window-font-color="true"/>
    </style:style>
    <style:style style:name="T17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4" style:family="text">
      <style:text-properties fo:font-size="11.00pt" fo:font-weight="normal" fo:font-family="等线" style:font-family-asian="等线" style:font-family-complex="等线" fo:background-color="transparent" style:use-window-font-color="true"/>
    </style:style>
    <style:style style:name="T18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87" style:family="text">
      <style:text-properties fo:font-size="11.00pt" fo:font-weight="normal" fo:font-family="宋体" style:font-family-asian="宋体" style:font-family-complex="宋体" fo:background-color="transparent" style:use-window-font-color="true"/>
    </style:style>
    <style:style style:name="T18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8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9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2" style:family="text">
      <style:text-properties fo:font-size="11.00pt" fo:font-weight="normal" fo:font-family="等线" style:font-family-asian="等线" style:font-family-complex="等线" fo:background-color="transparent" style:use-window-font-color="true"/>
    </style:style>
    <style:style style:name="T19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9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5" style:family="text">
      <style:text-properties fo:font-size="11.00pt" fo:font-weight="normal" fo:font-family="宋体" style:font-family-asian="宋体" style:font-family-complex="宋体" fo:background-color="transparent" style:use-window-font-color="true"/>
    </style:style>
    <style:style style:name="T19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19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19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0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1" style:family="text">
      <style:text-properties fo:font-size="11.00pt" fo:font-weight="normal" fo:font-family="等线" style:font-family-asian="等线" style:font-family-complex="等线" fo:background-color="transparent" style:use-window-font-color="true"/>
    </style:style>
    <style:style style:name="T20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0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4" style:family="text">
      <style:text-properties fo:font-size="11.00pt" fo:font-weight="normal" fo:font-family="宋体" style:font-family-asian="宋体" style:font-family-complex="宋体" fo:background-color="transparent" style:use-window-font-color="true"/>
    </style:style>
    <style:style style:name="T20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0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0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0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2" style:family="text">
      <style:text-properties fo:font-size="11.00pt" fo:font-weight="normal" fo:font-family="等线" style:font-family-asian="等线" style:font-family-complex="等线" fo:background-color="transparent" style:use-window-font-color="true"/>
    </style:style>
    <style:style style:name="T21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5" style:family="text">
      <style:text-properties fo:font-size="11.00pt" fo:font-weight="normal" fo:font-family="宋体" style:font-family-asian="宋体" style:font-family-complex="宋体" fo:background-color="transparent" style:use-window-font-color="true"/>
    </style:style>
    <style:style style:name="T21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1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1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0" style:family="text">
      <style:text-properties fo:font-size="11.00pt" fo:font-weight="normal" fo:font-family="等线" style:font-family-asian="等线" style:font-family-complex="等线" fo:background-color="transparent" style:use-window-font-color="true"/>
    </style:style>
    <style:style style:name="T22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2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3" style:family="text">
      <style:text-properties fo:font-size="11.00pt" fo:font-weight="normal" fo:font-family="宋体" style:font-family-asian="宋体" style:font-family-complex="宋体" fo:background-color="transparent" style:use-window-font-color="true"/>
    </style:style>
    <style:style style:name="T22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2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2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29" style:family="text">
      <style:text-properties fo:font-size="11.00pt" fo:font-weight="normal" fo:font-family="等线" style:font-family-asian="等线" style:font-family-complex="等线" fo:background-color="transparent" style:use-window-font-color="true"/>
    </style:style>
    <style:style style:name="T23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3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2" style:family="text">
      <style:text-properties fo:font-size="11.00pt" fo:font-weight="normal" fo:font-family="宋体" style:font-family-asian="宋体" style:font-family-complex="宋体" fo:background-color="transparent" style:use-window-font-color="true"/>
    </style:style>
    <style:style style:name="T23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3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3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38" style:family="text">
      <style:text-properties fo:font-size="11.00pt" fo:font-weight="normal" fo:font-family="等线" style:font-family-asian="等线" style:font-family-complex="等线" fo:background-color="transparent" style:use-window-font-color="true"/>
    </style:style>
    <style:style style:name="T23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4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1" style:family="text">
      <style:text-properties fo:font-size="11.00pt" fo:font-weight="normal" fo:font-family="宋体" style:font-family-asian="宋体" style:font-family-complex="宋体" fo:background-color="transparent" style:use-window-font-color="true"/>
    </style:style>
    <style:style style:name="T24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4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4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47" style:family="text">
      <style:text-properties fo:font-size="11.00pt" fo:font-weight="normal" fo:font-family="等线" style:font-family-asian="等线" style:font-family-complex="等线" fo:background-color="transparent" style:use-window-font-color="true"/>
    </style:style>
    <style:style style:name="T24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4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0" style:family="text">
      <style:text-properties fo:font-size="11.00pt" fo:font-weight="normal" fo:font-family="宋体" style:font-family-asian="宋体" style:font-family-complex="宋体" fo:background-color="transparent" style:use-window-font-color="true"/>
    </style:style>
    <style:style style:name="T25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6" style:family="text">
      <style:text-properties fo:font-size="11.00pt" fo:font-weight="normal" fo:font-family="等线" style:font-family-asian="等线" style:font-family-complex="等线" fo:background-color="transparent" style:use-window-font-color="true"/>
    </style:style>
    <style:style style:name="T25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5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59" style:family="text">
      <style:text-properties fo:font-size="11.00pt" fo:font-weight="normal" fo:font-family="宋体" style:font-family-asian="宋体" style:font-family-complex="宋体" fo:background-color="transparent" style:use-window-font-color="true"/>
    </style:style>
    <style:style style:name="T26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6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6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5" style:family="text">
      <style:text-properties fo:font-size="11.00pt" fo:font-weight="normal" fo:font-family="等线" style:font-family-asian="等线" style:font-family-complex="等线" fo:background-color="transparent" style:use-window-font-color="true"/>
    </style:style>
    <style:style style:name="T26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67"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68" style:family="text">
      <style:text-properties fo:font-size="11.00pt" fo:font-weight="normal" fo:font-family="宋体" style:font-family-asian="宋体" style:font-family-complex="宋体" fo:background-color="transparent" style:use-window-font-color="true"/>
    </style:style>
    <style:style style:name="T26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7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7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72"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7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74" style:family="text">
      <style:text-properties fo:font-size="11.00pt" fo:font-weight="normal" fo:font-family="等线" style:font-family-asian="等线" style:font-family-complex="等线" fo:background-color="transparent" style:use-window-font-color="true"/>
    </style:style>
    <style:style style:name="T275"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76"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77" style:family="text">
      <style:text-properties fo:font-size="11.00pt" fo:font-weight="normal" fo:font-family="宋体" style:font-family-asian="宋体" style:font-family-complex="宋体" fo:background-color="transparent" style:use-window-font-color="true"/>
    </style:style>
    <style:style style:name="T278"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79"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80"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81"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82" style:family="text">
      <style:text-properties fo:font-size="11.00pt" fo:font-weight="normal" fo:font-family="等线" style:font-family-asian="等线" style:font-family-complex="等线" fo:background-color="transparent" style:use-window-font-color="true"/>
    </style:style>
    <style:style style:name="T283"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text:display="none"/>
    </style:style>
    <style:style style:name="T284" style:family="text">
      <style:text-properties fo:font-size="11.00pt" fo:font-weight="normal" style:text-underline-mode="continuous" style:text-underline-type="single" style:text-underline-style="solid" style:text-underline-width="normal" fo:font-family="等线" style:font-family-asian="等线" style:font-family-complex="等线" fo:background-color="transparent" fo:color="#0000ff"/>
    </style:style>
    <style:style style:name="T285" style:family="text">
      <style:text-properties fo:font-size="11.00pt" fo:font-weight="normal" fo:font-family="宋体" style:font-family-asian="宋体" style:font-family-complex="宋体" fo:background-color="transparent" style:use-window-font-color="true"/>
    </style:style>
    <style:style style:name="T286" style:family="text">
      <style:text-properties fo:font-size="11.00pt" fo:font-weight="normal" fo:font-family="等线" style:font-family-asian="等线" style:font-family-complex="等线" fo:background-color="transparent" fo:color="#000000"/>
    </style:style>
    <style:style style:name="T287" style:family="text">
      <style:text-properties fo:font-size="11.00pt" fo:font-weight="normal" fo:font-family="宋体" style:font-family-asian="宋体" style:font-family-complex="宋体" fo:background-color="transparent" fo:color="#000000"/>
    </style:style>
    <style:style style:name="T288" style:family="text">
      <style:text-properties fo:font-size="11.00pt" fo:font-weight="normal" fo:font-family="等线" style:font-family-asian="等线" style:font-family-complex="等线" fo:background-color="transparent" style:use-window-font-color="true"/>
    </style:style>
    <style:style style:name="T289" style:family="text">
      <style:text-properties fo:font-size="11.00pt" fo:font-weight="normal" fo:font-family="宋体" style:font-family-asian="宋体" style:font-family-complex="宋体" fo:background-color="transparent" style:use-window-font-color="true"/>
    </style:style>
    <style:style style:name="T290" style:family="text">
      <style:text-properties fo:font-size="18.00pt" fo:font-weight="bold" fo:font-family="宋体" style:font-family-asian="宋体" style:font-family-complex="宋体" fo:background-color="transparent" style:use-window-font-color="true"/>
    </style:style>
    <style:style style:name="T291" style:family="text">
      <style:text-properties fo:font-size="12.00pt" fo:font-weight="normal" fo:font-family="宋体" style:font-family-asian="宋体" style:font-family-complex="宋体" fo:background-color="transparent" style:use-window-font-color="true"/>
    </style:style>
    <style:style style:name="T292" style:family="text">
      <style:text-properties fo:font-size="11.00pt" fo:font-weight="normal" fo:font-family="宋体" style:font-family-asian="宋体" style:font-family-complex="宋体" fo:background-color="transparent" style:use-window-font-color="true"/>
    </style:style>
    <style:style style:name="T293" style:family="text">
      <style:text-properties fo:font-size="18.00pt" fo:font-weight="bold" fo:font-family="宋体" style:font-family-asian="宋体" style:font-family-complex="宋体" fo:background-color="transparent" style:use-window-font-color="true"/>
    </style:style>
    <style:style style:name="T294" style:family="text">
      <style:text-properties fo:font-size="12.00pt" fo:font-weight="normal" fo:font-family="宋体" style:font-family-asian="宋体" style:font-family-complex="宋体" fo:background-color="transparent" style:use-window-font-color="true"/>
    </style:style>
    <style:style style:name="T295" style:family="text">
      <style:text-properties fo:font-size="10.50pt" fo:font-weight="normal" fo:font-family="Arial" style:font-family-asian="Arial" style:font-family-complex="Arial" fo:background-color="#ffffff" fo:color="#000000"/>
    </style:style>
    <style:style style:name="T296" style:family="text">
      <style:text-properties fo:font-size="10.50pt" fo:font-weight="normal" fo:font-family="宋体" style:font-family-asian="宋体" style:font-family-complex="宋体" fo:background-color="#ffffff" fo:color="#000000"/>
    </style:style>
    <style:style style:name="T297" style:family="text">
      <style:text-properties fo:font-size="10.50pt" fo:font-weight="normal" fo:font-family="Arial" style:font-family-asian="Arial" style:font-family-complex="Arial" fo:background-color="#ffffff" fo:color="#000000"/>
    </style:style>
    <style:style style:name="T298" style:family="text">
      <style:text-properties fo:font-size="10.50pt" fo:font-weight="normal" fo:font-family="宋体" style:font-family-asian="宋体" style:font-family-complex="宋体" fo:background-color="#ffffff" fo:color="#000000"/>
    </style:style>
    <style:style style:name="T299" style:family="text">
      <style:text-properties fo:font-size="10.50pt" fo:font-weight="normal" fo:font-family="Arial" style:font-family-asian="Arial" style:font-family-complex="Arial" fo:background-color="#ffffff" fo:color="#000000"/>
    </style:style>
    <style:style style:name="T300" style:family="text">
      <style:text-properties fo:font-size="10.50pt" fo:font-weight="normal" fo:font-family="宋体" style:font-family-asian="宋体" style:font-family-complex="宋体" fo:background-color="#ffffff" fo:color="#000000"/>
    </style:style>
    <style:style style:name="T301" style:family="text">
      <style:text-properties fo:font-size="10.50pt" fo:font-weight="normal" fo:font-family="Arial" style:font-family-asian="Arial" style:font-family-complex="Arial" fo:background-color="#ffffff" fo:color="#000000"/>
    </style:style>
    <style:style style:name="T302" style:family="text">
      <style:text-properties fo:font-size="10.50pt" fo:font-weight="normal" fo:font-family="宋体" style:font-family-asian="宋体" style:font-family-complex="宋体" fo:background-color="#ffffff" fo:color="#000000"/>
    </style:style>
    <style:style style:name="T303" style:family="text">
      <style:text-properties fo:font-size="10.50pt" fo:font-weight="normal" fo:font-family="Arial" style:font-family-asian="Arial" style:font-family-complex="Arial" fo:background-color="#ffffff" fo:color="#000000"/>
    </style:style>
    <style:style style:name="T304" style:family="text">
      <style:text-properties fo:font-size="10.50pt" fo:font-weight="normal" fo:font-family="宋体" style:font-family-asian="宋体" style:font-family-complex="宋体" fo:background-color="#ffffff" fo:color="#000000"/>
    </style:style>
    <style:style style:name="T305" style:family="text">
      <style:text-properties fo:font-size="10.50pt" fo:font-weight="normal" fo:font-family="Arial" style:font-family-asian="Arial" style:font-family-complex="Arial" fo:background-color="#ffffff" fo:color="#000000"/>
    </style:style>
    <style:style style:name="T306" style:family="text">
      <style:text-properties fo:font-size="10.50pt" fo:font-weight="normal" fo:font-family="宋体" style:font-family-asian="宋体" style:font-family-complex="宋体" fo:background-color="#ffffff" fo:color="#000000"/>
    </style:style>
    <style:style style:name="T307" style:family="text">
      <style:text-properties fo:font-size="10.50pt" fo:font-weight="normal" fo:font-family="Arial" style:font-family-asian="Arial" style:font-family-complex="Arial" fo:background-color="#ffffff" fo:color="#000000"/>
    </style:style>
    <style:style style:name="T308" style:family="text">
      <style:text-properties fo:font-size="10.50pt" fo:font-weight="normal" fo:font-family="宋体" style:font-family-asian="宋体" style:font-family-complex="宋体" fo:background-color="#ffffff" fo:color="#000000"/>
    </style:style>
    <style:style style:name="T309" style:family="text">
      <style:text-properties fo:font-size="10.50pt" fo:font-weight="normal" fo:font-family="Arial" style:font-family-asian="Arial" style:font-family-complex="Arial" fo:background-color="#ffffff" fo:color="#000000"/>
    </style:style>
    <style:style style:name="T310" style:family="text">
      <style:text-properties fo:font-size="10.50pt" fo:font-weight="normal" fo:font-family="宋体" style:font-family-asian="宋体" style:font-family-complex="宋体" fo:background-color="#ffffff" fo:color="#000000"/>
    </style:style>
    <style:style style:name="T311" style:family="text">
      <style:text-properties fo:font-size="12.00pt" fo:font-weight="normal" fo:font-family="宋体" style:font-family-asian="宋体" style:font-family-complex="宋体" fo:background-color="#ffffff" fo:color="#000000"/>
    </style:style>
    <style:style style:name="T312" style:family="text">
      <style:text-properties fo:font-size="12.00pt" fo:font-weight="normal" fo:font-family="宋体" style:font-family-asian="宋体" style:font-family-complex="宋体" fo:background-color="#ffffff" fo:color="#333333"/>
    </style:style>
    <style:style style:name="T313" style:family="text">
      <style:text-properties fo:font-size="12.00pt" fo:font-weight="normal" fo:font-family="宋体" style:font-family-asian="宋体" style:font-family-complex="宋体" fo:background-color="#ffffff" style:use-window-font-color="true"/>
    </style:style>
    <style:style style:name="T314" style:family="text">
      <style:text-properties fo:font-size="12.00pt" fo:font-weight="normal" fo:font-family="宋体" style:font-family-asian="宋体" style:font-family-complex="宋体" fo:background-color="#ffffff" fo:color="#333333"/>
    </style:style>
    <style:style style:name="T315" style:family="text">
      <style:text-properties fo:font-size="12.00pt" fo:font-weight="normal" fo:font-family="宋体" style:font-family-asian="宋体" style:font-family-complex="宋体" fo:background-color="#ffffff" style:use-window-font-color="true"/>
    </style:style>
    <style:style style:name="T316" style:family="text">
      <style:text-properties fo:font-size="12.00pt" fo:font-weight="normal" fo:font-family="宋体" style:font-family-asian="宋体" style:font-family-complex="宋体" fo:background-color="#ffffff" fo:color="#333333"/>
    </style:style>
    <style:style style:name="T317" style:family="text">
      <style:text-properties fo:font-size="12.00pt" fo:font-weight="normal" fo:font-family="宋体" style:font-family-asian="宋体" style:font-family-complex="宋体" fo:background-color="#ffffff" style:use-window-font-color="true"/>
    </style:style>
    <style:style style:name="T318" style:family="text">
      <style:text-properties fo:font-size="12.00pt" fo:font-weight="normal" fo:font-family="宋体" style:font-family-asian="宋体" style:font-family-complex="宋体" fo:background-color="#ffffff" fo:color="#333333"/>
    </style:style>
    <style:style style:name="T319" style:family="text">
      <style:text-properties fo:font-size="12.00pt" fo:font-weight="normal" fo:font-family="宋体" style:font-family-asian="宋体" style:font-family-complex="宋体" fo:background-color="#ffffff" style:use-window-font-color="true"/>
    </style:style>
    <style:style style:name="T320" style:family="text">
      <style:text-properties fo:font-size="12.00pt" fo:font-weight="normal" fo:font-family="宋体" style:font-family-asian="宋体" style:font-family-complex="宋体" fo:background-color="#ffffff" fo:color="#333333"/>
    </style:style>
    <style:style style:name="T321" style:family="text">
      <style:text-properties fo:font-size="18.00pt" fo:font-weight="bold" fo:font-family="宋体" style:font-family-asian="宋体" style:font-family-complex="宋体" fo:background-color="#ffffff" style:use-window-font-color="true"/>
    </style:style>
    <style:style style:name="T322" style:family="text">
      <style:text-properties fo:font-size="12.00pt" fo:font-weight="normal" fo:font-family="宋体" style:font-family-asian="宋体" style:font-family-complex="宋体" fo:background-color="#ffffff" style:use-window-font-color="true"/>
    </style:style>
    <style:style style:name="T323" style:family="text">
      <style:text-properties fo:font-size="12.00pt" fo:font-weight="normal" fo:font-family="宋体" style:font-family-asian="宋体" style:font-family-complex="宋体" fo:background-color="transparent" style:use-window-font-color="true"/>
    </style:style>
    <style:style style:name="T324" style:family="text">
      <style:text-properties fo:font-size="12.00pt" fo:font-weight="normal" fo:font-family="宋体" style:font-family-asian="宋体" style:font-family-complex="宋体" fo:background-color="transparent" fo:color="#000000"/>
    </style:style>
    <style:style style:name="T325" style:family="text">
      <style:text-properties fo:font-size="12.00pt" fo:font-weight="normal" fo:font-family="宋体" style:font-family-asian="宋体" style:font-family-complex="宋体" fo:background-color="transparent" style:use-window-font-color="true"/>
    </style:style>
    <style:style style:name="T326" style:family="text">
      <style:text-properties fo:font-size="12.00pt" fo:font-weight="normal" fo:font-family="宋体" style:font-family-asian="宋体" style:font-family-complex="宋体" fo:background-color="transparent" fo:color="#000000"/>
    </style:style>
    <style:style style:name="T327" style:family="text">
      <style:text-properties fo:font-size="12.00pt" fo:font-weight="normal" fo:font-family="宋体" style:font-family-asian="宋体" style:font-family-complex="宋体" fo:background-color="transparent" style:use-window-font-color="true"/>
    </style:style>
    <style:style style:name="T328" style:family="text">
      <style:text-properties fo:font-size="11.00pt" fo:font-weight="normal" fo:font-family="宋体" style:font-family-asian="宋体" style:font-family-complex="宋体" fo:background-color="transparent" style:use-window-font-color="true"/>
    </style:style>
    <style:style style:name="T329" style:family="text">
      <style:text-properties fo:font-size="12.00pt" fo:font-weight="normal" fo:font-family="宋体" style:font-family-asian="宋体" style:font-family-complex="宋体" fo:background-color="transparent" style:use-window-font-color="true"/>
    </style:style>
    <style:style style:name="T330" style:family="text">
      <style:text-properties fo:font-size="12.00pt" fo:font-weight="normal" fo:font-family="宋体" style:font-family-asian="宋体" style:font-family-complex="宋体" fo:background-color="transparent" fo:color="#000000"/>
    </style:style>
    <style:style style:name="T331" style:family="text">
      <style:text-properties fo:font-size="11.00pt" fo:font-weight="normal" fo:font-family="宋体" style:font-family-asian="宋体" style:font-family-complex="宋体" fo:background-color="transparent" style:use-window-font-color="true"/>
    </style:style>
    <style:style style:name="T332" style:family="text">
      <style:text-properties fo:font-size="18.00pt" fo:font-weight="bold" fo:font-family="宋体" style:font-family-asian="宋体" style:font-family-complex="宋体" fo:background-color="transparent" style:use-window-font-color="true"/>
    </style:style>
    <style:style style:name="T333" style:family="text">
      <style:text-properties fo:font-size="12.00pt" fo:font-weight="normal" fo:font-family="宋体" style:font-family-asian="宋体" style:font-family-complex="宋体" fo:background-color="transparent" style:use-window-font-color="true"/>
    </style:style>
    <style:style style:name="T334" style:family="text">
      <style:text-properties fo:font-size="11.00pt" fo:font-weight="normal" fo:font-family="宋体" style:font-family-asian="宋体" style:font-family-complex="宋体" fo:background-color="transparent" style:use-window-font-color="true"/>
    </style:style>
    <style:style style:name="T335" style:family="text">
      <style:text-properties fo:font-size="18.00pt" fo:font-weight="bold" fo:font-family="宋体" style:font-family-asian="宋体" style:font-family-complex="宋体" fo:background-color="transparent" style:use-window-font-color="true"/>
    </style:style>
    <style:style style:name="T336" style:family="text">
      <style:text-properties fo:font-size="12.00pt" fo:font-weight="normal" fo:font-family="宋体" style:font-family-asian="宋体" style:font-family-complex="宋体" fo:background-color="transparent" style:use-window-font-color="true"/>
    </style:style>
    <style:style style:name="T337" style:family="text">
      <style:text-properties fo:font-size="11.00pt" fo:font-weight="normal" fo:font-family="宋体" style:font-family-asian="宋体" style:font-family-complex="宋体" fo:background-color="transparent" style:use-window-font-color="true"/>
    </style:style>
    <style:style style:name="T338" style:family="text">
      <style:text-properties fo:font-size="18.00pt" fo:font-weight="bold" fo:font-family="宋体" style:font-family-asian="宋体" style:font-family-complex="宋体" fo:background-color="transparent" style:use-window-font-color="true"/>
    </style:style>
    <style:style style:name="T339" style:family="text">
      <style:text-properties fo:font-size="11.00pt" fo:font-weight="normal" fo:font-family="宋体" style:font-family-asian="宋体" style:font-family-complex="宋体" fo:background-color="transparent" style:use-window-font-color="true"/>
    </style:style>
    <style:style style:name="T340" style:family="text">
      <style:text-properties fo:font-size="12.00pt" fo:font-weight="normal" fo:font-family="宋体" style:font-family-asian="宋体" style:font-family-complex="宋体" fo:background-color="transparent" style:use-window-font-color="true"/>
    </style:style>
    <style:style style:name="T341" style:family="text">
      <style:text-properties fo:font-size="11.00pt" fo:font-weight="normal" fo:font-family="宋体" style:font-family-asian="宋体" style:font-family-complex="宋体" fo:background-color="transparent" style:use-window-font-color="true"/>
    </style:style>
    <style:style style:name="T342" style:family="text">
      <style:text-properties fo:font-size="12.00pt" fo:font-weight="normal" fo:font-family="宋体" style:font-family-asian="宋体" style:font-family-complex="宋体" fo:background-color="transparent" style:use-window-font-color="true"/>
    </style:style>
    <style:style style:name="T343" style:family="text">
      <style:text-properties fo:font-size="11.00pt" fo:font-weight="normal" fo:font-family="宋体" style:font-family-asian="宋体" style:font-family-complex="宋体" fo:background-color="transparent" style:use-window-font-color="true"/>
    </style:style>
    <style:style style:name="T344" style:family="text">
      <style:text-properties fo:font-size="12.00pt" fo:font-weight="normal" fo:font-family="宋体" style:font-family-asian="宋体" style:font-family-complex="宋体" fo:background-color="transparent" style:use-window-font-color="true"/>
    </style:style>
    <style:style style:name="T345" style:family="text">
      <style:text-properties fo:font-size="11.00pt" fo:font-weight="normal" fo:font-family="宋体" style:font-family-asian="宋体" style:font-family-complex="宋体" fo:background-color="transparent" style:use-window-font-color="true"/>
    </style:style>
    <style:style style:name="T346" style:family="text">
      <style:text-properties fo:font-size="12.00pt" fo:font-weight="normal" fo:font-family="宋体" style:font-family-asian="宋体" style:font-family-complex="宋体" fo:background-color="transparent" style:use-window-font-color="true"/>
    </style:style>
    <style:style style:name="T347" style:family="text">
      <style:text-properties fo:font-size="11.00pt" fo:font-weight="normal" fo:font-family="宋体" style:font-family-asian="宋体" style:font-family-complex="宋体" fo:background-color="transparent" style:use-window-font-color="true"/>
    </style:style>
    <style:style style:name="T348" style:family="text">
      <style:text-properties fo:font-size="12.00pt" fo:font-weight="normal" fo:font-family="宋体" style:font-family-asian="宋体" style:font-family-complex="宋体" fo:background-color="transparent" style:use-window-font-color="true"/>
    </style:style>
    <style:style style:name="T349" style:family="text">
      <style:text-properties fo:font-size="11.00pt" fo:font-weight="normal" fo:font-family="宋体" style:font-family-asian="宋体" style:font-family-complex="宋体" fo:background-color="transparent" style:use-window-font-color="true"/>
    </style:style>
    <style:style style:name="T350" style:family="text">
      <style:text-properties fo:font-size="12.00pt" fo:font-weight="normal" fo:font-family="宋体" style:font-family-asian="宋体" style:font-family-complex="宋体" fo:background-color="transparent" style:use-window-font-color="true"/>
    </style:style>
    <style:style style:name="T351" style:family="text">
      <style:text-properties fo:font-size="11.00pt" fo:font-weight="normal" fo:font-family="宋体" style:font-family-asian="宋体" style:font-family-complex="宋体" fo:background-color="transparent" style:use-window-font-color="true"/>
    </style:style>
    <style:style style:name="T352" style:family="text">
      <style:text-properties fo:font-size="12.00pt" fo:font-weight="normal" fo:font-family="宋体" style:font-family-asian="宋体" style:font-family-complex="宋体" fo:background-color="transparent" style:use-window-font-color="true"/>
    </style:style>
    <style:style style:name="T353" style:family="text">
      <style:text-properties fo:font-size="11.00pt" fo:font-weight="normal" fo:font-family="宋体" style:font-family-asian="宋体" style:font-family-complex="宋体" fo:background-color="transparent" style:use-window-font-color="true"/>
    </style:style>
    <style:style style:name="T354" style:family="text">
      <style:text-properties fo:font-size="12.00pt" fo:font-weight="normal" fo:font-family="宋体" style:font-family-asian="宋体" style:font-family-complex="宋体" fo:background-color="transparent" style:use-window-font-color="true"/>
    </style:style>
    <style:style style:name="T355" style:family="text">
      <style:text-properties fo:font-size="11.00pt" fo:font-weight="normal" fo:font-family="宋体" style:font-family-asian="宋体" style:font-family-complex="宋体" fo:background-color="transparent" style:use-window-font-color="true"/>
    </style:style>
    <style:style style:name="T356" style:family="text">
      <style:text-properties fo:font-size="12.00pt" fo:font-weight="normal" fo:font-family="宋体" style:font-family-asian="宋体" style:font-family-complex="宋体" fo:background-color="transparent" style:use-window-font-color="true"/>
    </style:style>
    <style:style style:name="T357" style:family="text">
      <style:text-properties fo:font-size="11.00pt" fo:font-weight="normal" fo:font-family="宋体" style:font-family-asian="宋体" style:font-family-complex="宋体" fo:background-color="transparent" style:use-window-font-color="true"/>
    </style:style>
    <style:style style:name="T358" style:family="text">
      <style:text-properties fo:font-size="12.00pt" fo:font-weight="normal" fo:font-family="宋体" style:font-family-asian="宋体" style:font-family-complex="宋体" fo:background-color="transparent" style:use-window-font-color="true"/>
    </style:style>
    <style:style style:name="T359" style:family="text">
      <style:text-properties fo:font-size="11.00pt" fo:font-weight="normal" fo:font-family="宋体" style:font-family-asian="宋体" style:font-family-complex="宋体" fo:background-color="transparent" style:use-window-font-color="true"/>
    </style:style>
    <style:style style:name="T360" style:family="text">
      <style:text-properties fo:font-size="12.00pt" fo:font-weight="normal" fo:font-family="宋体" style:font-family-asian="宋体" style:font-family-complex="宋体" fo:background-color="transparent" style:use-window-font-color="true"/>
    </style:style>
    <style:style style:name="T361" style:family="text">
      <style:text-properties fo:font-size="11.00pt" fo:font-weight="normal" fo:font-family="宋体" style:font-family-asian="宋体" style:font-family-complex="宋体" fo:background-color="transparent" style:use-window-font-color="true"/>
    </style:style>
    <style:style style:name="T362" style:family="text">
      <style:text-properties fo:font-size="12.00pt" fo:font-weight="normal" fo:font-family="宋体" style:font-family-asian="宋体" style:font-family-complex="宋体" fo:background-color="transparent" style:use-window-font-color="true"/>
    </style:style>
    <style:style style:name="T363" style:family="text">
      <style:text-properties fo:font-size="11.00pt" fo:font-weight="normal" fo:font-family="宋体" style:font-family-asian="宋体" style:font-family-complex="宋体" fo:background-color="transparent" style:use-window-font-color="true"/>
    </style:style>
    <style:style style:name="T364" style:family="text">
      <style:text-properties fo:font-size="12.00pt" fo:font-weight="normal" fo:font-family="宋体" style:font-family-asian="宋体" style:font-family-complex="宋体" fo:background-color="transparent" style:use-window-font-color="true"/>
    </style:style>
    <style:style style:name="T365" style:family="text">
      <style:text-properties fo:font-size="11.00pt" fo:font-weight="normal" fo:font-family="宋体" style:font-family-asian="宋体" style:font-family-complex="宋体" fo:background-color="transparent" style:use-window-font-color="true"/>
    </style:style>
    <style:style style:name="T366" style:family="text">
      <style:text-properties fo:font-size="12.00pt" fo:font-weight="normal" fo:font-family="宋体" style:font-family-asian="宋体" style:font-family-complex="宋体" fo:background-color="transparent" style:use-window-font-color="true"/>
    </style:style>
    <style:style style:name="T367" style:family="text">
      <style:text-properties fo:font-size="11.00pt" fo:font-weight="normal" fo:font-family="宋体" style:font-family-asian="宋体" style:font-family-complex="宋体" fo:background-color="transparent" style:use-window-font-color="true"/>
    </style:style>
    <style:style style:name="T368" style:family="text">
      <style:text-properties fo:font-size="12.00pt" fo:font-weight="normal" fo:font-family="宋体" style:font-family-asian="宋体" style:font-family-complex="宋体" fo:background-color="transparent" style:use-window-font-color="true"/>
    </style:style>
    <style:style style:name="T369" style:family="text">
      <style:text-properties fo:font-size="11.00pt" fo:font-weight="normal" fo:font-family="宋体" style:font-family-asian="宋体" style:font-family-complex="宋体" fo:background-color="transparent" style:use-window-font-color="true"/>
    </style:style>
    <style:style style:name="T370" style:family="text">
      <style:text-properties fo:font-size="12.00pt" fo:font-weight="normal" fo:font-family="宋体" style:font-family-asian="宋体" style:font-family-complex="宋体" fo:background-color="transparent" style:use-window-font-color="true"/>
    </style:style>
    <style:style style:name="T371" style:family="text">
      <style:text-properties fo:font-size="11.00pt" fo:font-weight="normal" fo:font-family="宋体" style:font-family-asian="宋体" style:font-family-complex="宋体" fo:background-color="transparent" style:use-window-font-color="true"/>
    </style:style>
    <style:style style:name="T372" style:family="text">
      <style:text-properties fo:font-size="12.00pt" fo:font-weight="normal" fo:font-family="宋体" style:font-family-asian="宋体" style:font-family-complex="宋体" fo:background-color="transparent" style:use-window-font-color="true"/>
    </style:style>
    <style:style style:name="T373" style:family="text">
      <style:text-properties fo:font-size="11.00pt" fo:font-weight="normal" fo:font-family="宋体" style:font-family-asian="宋体" style:font-family-complex="宋体" fo:background-color="transparent" style:use-window-font-color="true"/>
    </style:style>
    <style:style style:name="T374" style:family="text">
      <style:text-properties fo:font-size="12.00pt" fo:font-weight="normal" fo:font-family="宋体" style:font-family-asian="宋体" style:font-family-complex="宋体" fo:background-color="transparent" style:use-window-font-color="true"/>
    </style:style>
    <style:style style:name="T375" style:family="text">
      <style:text-properties fo:font-size="11.00pt" fo:font-weight="normal" fo:font-family="宋体" style:font-family-asian="宋体" style:font-family-complex="宋体" fo:background-color="transparent" style:use-window-font-color="true"/>
    </style:style>
    <style:style style:name="T376" style:family="text">
      <style:text-properties fo:font-size="12.00pt" fo:font-weight="normal" fo:font-family="宋体" style:font-family-asian="宋体" style:font-family-complex="宋体" fo:background-color="transparent" style:use-window-font-color="true"/>
    </style:style>
    <style:style style:name="T377" style:family="text">
      <style:text-properties fo:font-size="11.00pt" fo:font-weight="normal" fo:font-family="宋体" style:font-family-asian="宋体" style:font-family-complex="宋体" fo:background-color="transparent" style:use-window-font-color="true"/>
    </style:style>
    <style:style style:name="T378" style:family="text">
      <style:text-properties fo:font-size="12.00pt" fo:font-weight="normal" fo:font-family="宋体" style:font-family-asian="宋体" style:font-family-complex="宋体" fo:background-color="transparent" style:use-window-font-color="true"/>
    </style:style>
    <style:style style:name="T379" style:family="text">
      <style:text-properties fo:font-size="18.00pt" fo:font-weight="bold" fo:font-family="宋体" style:font-family-asian="宋体" style:font-family-complex="宋体" fo:background-color="transparent" style:use-window-font-color="true"/>
    </style:style>
    <style:style style:name="T380" style:family="text">
      <style:text-properties fo:font-size="12.00pt" fo:font-weight="normal" fo:font-family="宋体" style:font-family-asian="宋体" style:font-family-complex="宋体" fo:background-color="transparent" style:use-window-font-color="true"/>
    </style:style>
    <style:style style:name="T381" style:family="text">
      <style:text-properties fo:font-size="11.00pt" fo:font-weight="normal" fo:font-family="宋体" style:font-family-asian="宋体" style:font-family-complex="宋体" fo:background-color="transparent" style:use-window-font-color="true"/>
    </style:style>
    <style:style style:name="T382" style:family="text">
      <style:text-properties fo:font-size="18.00pt" fo:font-weight="bold" fo:font-family="宋体" style:font-family-asian="宋体" style:font-family-complex="宋体" fo:background-color="transparent" style:use-window-font-color="true"/>
    </style:style>
    <style:style style:name="T383" style:family="text">
      <style:text-properties fo:font-size="12.00pt" fo:font-weight="normal" fo:font-family="宋体" style:font-family-asian="宋体" style:font-family-complex="宋体" fo:background-color="transparent" style:use-window-font-color="true"/>
    </style:style>
    <style:style style:name="T384" style:family="text">
      <style:text-properties fo:font-size="12.00pt" fo:font-weight="normal" fo:font-family="宋体" style:font-family-asian="宋体" style:font-family-complex="宋体" fo:background-color="transparent" fo:color="#000000"/>
    </style:style>
    <style:style style:name="T385" style:family="text">
      <style:text-properties fo:font-size="12.00pt" fo:font-weight="normal" fo:font-family="宋体" style:font-family-asian="宋体" style:font-family-complex="宋体" fo:background-color="transparent" style:use-window-font-color="true"/>
    </style:style>
    <style:style style:name="T386" style:family="text">
      <style:text-properties fo:font-size="11.00pt" fo:font-weight="normal" fo:font-family="宋体" style:font-family-asian="宋体" style:font-family-complex="宋体" fo:background-color="transparent" style:use-window-font-color="true"/>
    </style:style>
    <style:style style:name="T387" style:family="text">
      <style:text-properties fo:font-size="18.00pt" fo:font-weight="bold" fo:font-family="宋体" style:font-family-asian="宋体" style:font-family-complex="宋体" fo:background-color="transparent" style:use-window-font-color="true"/>
    </style:style>
    <style:style style:name="T388" style:family="text">
      <style:text-properties fo:font-size="12.00pt" fo:font-weight="normal" fo:font-family="宋体" style:font-family-asian="宋体" style:font-family-complex="宋体" fo:background-color="transparent" style:use-window-font-color="true"/>
    </style:style>
    <style:style style:name="T389" style:family="text">
      <style:text-properties fo:font-size="12.00pt" fo:font-weight="normal" fo:font-family="宋体" style:font-family-asian="宋体" style:font-family-complex="宋体" fo:background-color="transparent" fo:color="#000000"/>
    </style:style>
    <style:style style:name="T390" style:family="text">
      <style:text-properties fo:font-size="11.00pt" fo:font-weight="normal" fo:font-family="宋体" style:font-family-asian="宋体" style:font-family-complex="宋体"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top="15.60pt"/>
    </style:style>
    <style:style style:name="P3" style:family="paragraph">
      <style:paragraph-properties fo:line-height="150.00%" fo:text-align="center" fo:margin-top="15.60pt"/>
    </style:style>
    <style:style style:name="P4" style:family="paragraph">
      <style:paragraph-properties fo:line-height="100.00%" fo:text-align="center"/>
    </style:style>
    <style:style style:name="P5" style:family="paragraph">
      <style:paragraph-properties fo:line-height="100.00%" fo:text-align="center"/>
    </style:style>
    <style:style style:name="P6" style:family="paragraph">
      <style:paragraph-properties fo:line-height="100.00%" fo:text-align="center"/>
    </style:style>
    <style:style style:name="P7" style:family="paragraph">
      <style:paragraph-properties fo:line-height="100.00%" fo:text-align="justify"/>
    </style:style>
    <style:style style:name="P8" style:family="paragraph">
      <style:paragraph-properties fo:line-height="100.00%" fo:text-align="center"/>
    </style:style>
    <style:style style:name="P9" style:family="paragraph">
      <style:paragraph-properties fo:line-height="150.00%" fo:text-align="left" fo:margin-left="0.00pt" fo:text-indent="24.00pt" fo:margin-top="7.80pt"/>
    </style:style>
    <style:style style:name="P10" style:family="paragraph">
      <style:paragraph-properties fo:line-height="150.00%" fo:text-align="left" fo:margin-top="7.80pt"/>
    </style:style>
    <style:style style:name="P11" style:family="paragraph">
      <style:paragraph-properties fo:line-height="120.00%" fo:text-align="left" fo:margin-left="0.00pt" fo:text-indent="21.00pt" fo:margin-top="7.80pt"/>
    </style:style>
    <style:style style:name="P12" style:family="paragraph">
      <style:paragraph-properties fo:line-height="105.00%" fo:text-align="left" fo:margin-top="12.00pt"/>
    </style:style>
    <style:style style:name="P13" style:family="paragraph">
      <style:paragraph-properties fo:line-height="100.00%" fo:text-align="justify"/>
    </style:style>
    <style:style style:name="P14" style:family="paragraph">
      <style:paragraph-properties fo:line-height="105.00%" fo:text-align="left" fo:margin-top="12.00pt"/>
    </style:style>
    <style:style style:name="P15" style:family="paragraph">
      <style:paragraph-properties fo:line-height="155.00%" fo:text-align="justify" fo:margin-top="14.00pt" fo:margin-bottom="14.50pt"/>
    </style:style>
    <style:style style:name="P16" style:family="paragraph">
      <style:paragraph-properties fo:line-height="105.00%" fo:text-align="center" fo:margin-top="12.00pt"/>
    </style:style>
    <style:style style:name="P17" style:family="paragraph">
      <style:paragraph-properties fo:line-height="105.00%" fo:text-align="left" fo:margin-bottom="5.00pt">
        <style:tab-stops>
          <style:tab-stop style:position="481.40pt" style:type="right" style:leader-style="dotted"/>
        </style:tab-stops>
      </style:paragraph-properties>
    </style:style>
    <style:style style:name="P18"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19" style:family="paragraph">
      <style:paragraph-properties fo:line-height="105.00%" fo:text-align="left" fo:margin-bottom="5.00pt">
        <style:tab-stops>
          <style:tab-stop style:position="481.40pt" style:type="right" style:leader-style="dotted"/>
        </style:tab-stops>
      </style:paragraph-properties>
    </style:style>
    <style:style style:name="P20"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1"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22" style:family="paragraph">
      <style:paragraph-properties fo:line-height="105.00%" fo:text-align="left" fo:margin-bottom="5.00pt">
        <style:tab-stops>
          <style:tab-stop style:position="481.40pt" style:type="right" style:leader-style="dotted"/>
        </style:tab-stops>
      </style:paragraph-properties>
    </style:style>
    <style:style style:name="P23"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4"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25"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6" style:family="paragraph">
      <style:paragraph-properties fo:line-height="105.00%" fo:text-align="left" fo:margin-bottom="5.00pt">
        <style:tab-stops>
          <style:tab-stop style:position="481.40pt" style:type="right" style:leader-style="dotted"/>
        </style:tab-stops>
      </style:paragraph-properties>
    </style:style>
    <style:style style:name="P27"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28"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29" style:family="paragraph">
      <style:paragraph-properties fo:line-height="105.00%" fo:text-align="left" fo:margin-bottom="5.00pt">
        <style:tab-stops>
          <style:tab-stop style:position="481.40pt" style:type="right" style:leader-style="dotted"/>
        </style:tab-stops>
      </style:paragraph-properties>
    </style:style>
    <style:style style:name="P30"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31" style:family="paragraph">
      <style:paragraph-properties fo:line-height="105.00%" fo:text-align="left" fo:margin-bottom="5.00pt">
        <style:tab-stops>
          <style:tab-stop style:position="481.40pt" style:type="right" style:leader-style="dotted"/>
        </style:tab-stops>
      </style:paragraph-properties>
    </style:style>
    <style:style style:name="P32" style:family="paragraph">
      <style:paragraph-properties fo:line-height="105.00%" fo:text-align="left" fo:margin-left="11.00pt" fo:text-indent="0.00pt" fo:margin-bottom="5.00pt">
        <style:tab-stops>
          <style:tab-stop style:position="459.40pt" style:type="right" style:leader-style="dotted"/>
        </style:tab-stops>
      </style:paragraph-properties>
    </style:style>
    <style:style style:name="P33" style:family="paragraph">
      <style:paragraph-properties fo:line-height="105.00%" fo:text-align="left" fo:margin-left="22.00pt" fo:text-indent="0.00pt" fo:margin-bottom="5.00pt">
        <style:tab-stops>
          <style:tab-stop style:position="437.40pt" style:type="right" style:leader-style="dotted"/>
        </style:tab-stops>
      </style:paragraph-properties>
    </style:style>
    <style:style style:name="P34" style:family="paragraph">
      <style:paragraph-properties fo:line-height="105.00%" fo:text-align="left" fo:margin-bottom="5.00pt">
        <style:tab-stops>
          <style:tab-stop style:position="481.40pt" style:type="right" style:leader-style="dotted"/>
        </style:tab-stops>
      </style:paragraph-properties>
    </style:style>
    <style:style style:name="P35" style:family="paragraph">
      <style:paragraph-properties fo:line-height="105.00%" fo:text-align="left" fo:margin-bottom="5.00pt">
        <style:tab-stops>
          <style:tab-stop style:position="481.40pt" style:type="right" style:leader-style="dotted"/>
        </style:tab-stops>
      </style:paragraph-properties>
    </style:style>
    <style:style style:name="P36" style:family="paragraph">
      <style:paragraph-properties fo:line-height="100.00%" fo:text-align="justify"/>
    </style:style>
    <style:style style:name="P37" style:family="paragraph">
      <style:paragraph-properties fo:line-height="120.00%" fo:text-align="left" fo:margin-top="7.80pt"/>
    </style:style>
    <style:style style:name="P38" style:family="paragraph">
      <style:paragraph-properties fo:line-height="120.00%" fo:text-align="left" fo:margin-top="7.80pt"/>
    </style:style>
    <style:style style:name="P39" style:family="paragraph">
      <style:paragraph-properties fo:line-height="120.00%" fo:text-align="left" fo:margin-left="0.00pt" fo:text-indent="24.00pt" fo:margin-top="7.80pt"/>
    </style:style>
    <style:style style:name="P40" style:family="paragraph">
      <style:paragraph-properties fo:line-height="150.00%" fo:text-align="left" fo:margin-left="0.00pt" fo:text-indent="24.00pt" fo:margin-top="7.80pt"/>
    </style:style>
    <style:style style:name="P41" style:family="paragraph">
      <style:paragraph-properties fo:line-height="120.00%" fo:text-align="left" fo:margin-left="39.10pt" fo:text-indent="24.00pt" fo:margin-top="7.80pt"/>
    </style:style>
    <style:style style:name="P42" style:family="paragraph">
      <style:paragraph-properties fo:line-height="120.00%" fo:text-align="left" fo:margin-top="7.80pt"/>
    </style:style>
    <style:style style:name="P43" style:family="paragraph">
      <style:paragraph-properties fo:line-height="120.00%" fo:text-align="left" fo:margin-left="0.00pt" fo:text-indent="24.00pt" fo:margin-top="7.80pt"/>
    </style:style>
    <style:style style:name="P44" style:family="paragraph">
      <style:paragraph-properties fo:line-height="150.00%" fo:text-align="left" fo:margin-left="0.00pt" fo:text-indent="24.00pt" fo:margin-top="7.80pt"/>
    </style:style>
    <style:style style:name="P45" style:family="paragraph">
      <style:paragraph-properties fo:line-height="120.00%" fo:text-align="left" fo:margin-left="0.00pt" fo:text-indent="24.00pt" fo:margin-top="7.80pt"/>
    </style:style>
    <style:style style:name="P46" style:family="paragraph">
      <style:paragraph-properties fo:line-height="150.00%" fo:text-align="left" fo:margin-left="0.00pt" fo:text-indent="21.00pt" fo:margin-bottom="11.25pt"/>
    </style:style>
    <style:style style:name="P47" style:family="paragraph">
      <style:paragraph-properties fo:line-height="100.00%" fo:text-align="left" fo:margin-left="0.00pt" fo:text-indent="24.00pt" fo:margin-bottom="11.25pt"/>
    </style:style>
    <style:style style:name="P48" style:family="paragraph">
      <style:paragraph-properties fo:line-height="150.00%" fo:text-align="left" fo:margin-left="0.00pt" fo:text-indent="24.00pt" fo:margin-bottom="11.25pt"/>
    </style:style>
    <style:style style:name="P49" style:family="paragraph">
      <style:paragraph-properties fo:line-height="100.00%" fo:text-align="left" fo:margin-left="0.00pt" fo:text-indent="24.00pt" fo:margin-bottom="11.25pt"/>
    </style:style>
    <style:style style:name="P50" style:family="paragraph">
      <style:paragraph-properties fo:line-height="100.00%" fo:text-align="left" fo:margin-bottom="11.25pt"/>
    </style:style>
    <style:style style:name="P51" style:family="paragraph">
      <style:paragraph-properties fo:line-height="100.00%" fo:text-align="left" fo:margin-left="0.00pt" fo:text-indent="24.00pt" fo:margin-bottom="11.25pt"/>
    </style:style>
    <style:style style:name="P52" style:family="paragraph">
      <style:paragraph-properties fo:line-height="150.00%" fo:text-align="justify" fo:margin-left="0.00pt" fo:text-indent="24.00pt"/>
    </style:style>
    <style:style style:name="P53" style:family="paragraph">
      <style:paragraph-properties fo:line-height="100.00%" fo:text-align="justify" fo:margin-left="39.00pt" fo:text-indent="0.00pt"/>
    </style:style>
    <style:style style:name="P54" style:family="paragraph">
      <style:paragraph-properties fo:line-height="100.00%" fo:text-align="justify" fo:margin-left="0.00pt" fo:text-indent="24.00pt"/>
    </style:style>
    <style:style style:name="P55" style:family="paragraph">
      <style:paragraph-properties fo:line-height="150.00%" fo:text-align="left" fo:margin-left="0.00pt" fo:text-indent="21.00pt" fo:margin-top="7.80pt"/>
    </style:style>
    <style:style style:name="P56" style:family="paragraph">
      <style:paragraph-properties fo:line-height="120.00%" fo:text-align="left" fo:margin-left="0.00pt" fo:text-indent="24.00pt" fo:margin-top="7.80pt"/>
    </style:style>
    <style:style style:name="P57" style:family="paragraph">
      <style:paragraph-properties fo:line-height="150.00%" fo:text-align="justify" fo:margin-left="0.00pt" fo:text-indent="24.00pt"/>
    </style:style>
    <style:style style:name="P58" style:family="paragraph">
      <style:paragraph-properties fo:line-height="120.00%" fo:text-align="left" fo:margin-left="36.00pt" fo:text-indent="0.00pt" fo:margin-top="7.80pt"/>
    </style:style>
    <style:style style:name="P59" style:family="paragraph">
      <style:paragraph-properties fo:line-height="120.00%" fo:text-align="left" fo:margin-left="0.00pt" fo:text-indent="21.00pt" fo:margin-top="7.80pt"/>
    </style:style>
    <style:style style:name="P60" style:family="paragraph">
      <style:paragraph-properties fo:line-height="120.00%" fo:text-align="left" fo:margin-top="7.80pt"/>
    </style:style>
    <style:style style:name="P61" style:family="paragraph">
      <style:paragraph-properties fo:line-height="120.00%" fo:text-align="left" fo:margin-left="0.00pt" fo:text-indent="24.00pt" fo:margin-top="7.80pt"/>
    </style:style>
    <style:style style:name="P62" style:family="paragraph">
      <style:paragraph-properties fo:line-height="100.00%" fo:text-align="justify" fo:margin-left="0.00pt" fo:text-indent="24.00pt"/>
    </style:style>
    <style:style style:name="P63" style:family="paragraph">
      <style:paragraph-properties fo:line-height="120.00%" fo:text-align="left" fo:margin-left="0.00pt" fo:text-indent="21.00pt" fo:margin-top="7.80pt"/>
    </style:style>
    <style:style style:name="P64" style:family="paragraph">
      <style:paragraph-properties fo:line-height="120.00%" fo:text-align="left" fo:margin-left="0.00pt" fo:text-indent="33.00pt" fo:margin-top="7.80pt"/>
    </style:style>
    <style:style style:name="P65" style:family="paragraph">
      <style:paragraph-properties fo:line-height="120.00%" fo:text-align="left" fo:margin-left="0.00pt" fo:text-indent="21.00pt" fo:margin-top="7.80pt"/>
    </style:style>
    <style:style style:name="P66" style:family="paragraph">
      <style:paragraph-properties fo:line-height="120.00%" fo:text-align="center" fo:margin-top="7.80pt"/>
    </style:style>
    <style:style style:name="P67" style:family="paragraph">
      <style:paragraph-properties fo:line-height="120.00%" fo:text-align="justify" fo:margin-top="7.80pt"/>
    </style:style>
    <style:style style:name="P68" style:family="paragraph">
      <style:paragraph-properties fo:line-height="150.00%" fo:text-align="justify" fo:margin-left="0.00pt" fo:text-indent="24.00pt"/>
    </style:style>
    <style:style style:name="P69" style:family="paragraph">
      <style:paragraph-properties fo:line-height="150.00%" fo:text-align="justify" fo:margin-left="0.00pt" fo:text-indent="36.00pt"/>
    </style:style>
    <style:style style:name="P70" style:family="paragraph">
      <style:paragraph-properties fo:line-height="120.00%" fo:text-align="left" fo:margin-left="0.00pt" fo:text-indent="24.00pt" fo:margin-top="7.80pt"/>
    </style:style>
    <style:style style:name="P71" style:family="paragraph">
      <style:paragraph-properties fo:line-height="120.00%" fo:text-align="left" fo:margin-left="39.00pt" fo:text-indent="0.00pt" fo:margin-top="7.80pt"/>
    </style:style>
    <style:style style:name="P72" style:family="paragraph">
      <style:paragraph-properties fo:line-height="120.00%" fo:text-align="left" fo:margin-left="0.00pt" fo:text-indent="24.00pt" fo:margin-top="7.80pt"/>
    </style:style>
    <style:style style:name="P73" style:family="paragraph">
      <style:paragraph-properties fo:line-height="120.00%" fo:text-align="left" fo:margin-left="0.00pt" fo:text-indent="21.00pt" fo:margin-top="7.80pt"/>
    </style:style>
    <style:style style:name="P74" style:family="paragraph">
      <style:paragraph-properties fo:line-height="120.00%" fo:text-align="left" fo:margin-left="39.00pt" fo:text-indent="0.00pt" fo:margin-top="7.80pt"/>
    </style:style>
    <style:style style:name="P75" style:family="paragraph">
      <style:paragraph-properties fo:line-height="100.00%" fo:text-align="center"/>
    </style:style>
    <style:style style:name="P76" style:family="paragraph">
      <style:paragraph-properties fo:line-height="120.00%" fo:text-align="center" fo:margin-left="39.00pt" fo:text-indent="0.00pt" fo:margin-top="7.80pt"/>
    </style:style>
    <style:style style:name="P77" style:family="paragraph">
      <style:paragraph-properties fo:line-height="120.00%" fo:text-align="justify" fo:margin-top="7.80pt"/>
    </style:style>
    <style:style style:name="P78" style:family="paragraph">
      <style:paragraph-properties fo:line-height="120.00%" fo:text-align="left" fo:margin-left="0.00pt" fo:text-indent="21.00pt" fo:margin-top="7.80pt"/>
    </style:style>
    <style:style style:name="P79" style:family="paragraph">
      <style:paragraph-properties fo:line-height="120.00%" fo:text-align="left" fo:margin-left="0.00pt" fo:text-indent="24.00pt" fo:margin-top="7.80pt"/>
    </style:style>
    <style:style style:name="P80" style:family="paragraph">
      <style:paragraph-properties fo:line-height="120.00%" fo:text-align="left" fo:margin-left="0.00pt" fo:text-indent="36.00pt" fo:margin-top="7.80pt"/>
    </style:style>
    <style:style style:name="P81" style:family="paragraph">
      <style:paragraph-properties fo:line-height="120.00%" fo:text-align="left" fo:margin-left="0.00pt" fo:text-indent="48.00pt" fo:margin-top="7.80pt"/>
    </style:style>
    <style:style style:name="P82" style:family="paragraph">
      <style:paragraph-properties fo:line-height="120.00%" fo:text-align="left" fo:margin-left="0.00pt" fo:text-indent="60.00pt" fo:margin-top="7.80pt"/>
    </style:style>
    <style:style style:name="P83" style:family="paragraph">
      <style:paragraph-properties fo:line-height="100.00%" fo:text-align="left" fo:margin-top="7.80pt"/>
    </style:style>
    <style:style style:name="P84" style:family="paragraph">
      <style:paragraph-properties fo:line-height="120.00%" fo:text-align="left" fo:margin-left="0.00pt" fo:text-indent="21.00pt" fo:margin-top="7.80pt"/>
    </style:style>
    <style:style style:name="P85" style:family="paragraph">
      <style:paragraph-properties fo:line-height="120.00%" fo:text-align="center" fo:margin-left="0.00pt" fo:text-indent="21.00pt" fo:margin-top="7.80pt"/>
    </style:style>
    <style:style style:name="P86" style:family="paragraph">
      <style:paragraph-properties fo:line-height="100.00%" fo:text-align="justify" fo:margin-top="7.80pt"/>
    </style:style>
    <style:style style:name="P87" style:family="paragraph">
      <style:paragraph-properties fo:line-height="100.00%" fo:text-align="center"/>
    </style:style>
    <style:style style:name="P88" style:family="paragraph">
      <style:paragraph-properties fo:line-height="100.00%" fo:text-align="center" fo:margin-top="7.80pt"/>
    </style:style>
    <style:style style:name="P89" style:family="paragraph">
      <style:paragraph-properties fo:line-height="100.00%" fo:text-align="center" fo:margin-top="7.80pt"/>
    </style:style>
    <style:style style:name="P90" style:family="paragraph">
      <style:paragraph-properties fo:line-height="100.00%" fo:text-align="left" fo:margin-top="7.80pt"/>
    </style:style>
    <style:style style:name="P91" style:family="paragraph">
      <style:paragraph-properties fo:line-height="120.00%" fo:text-align="left" fo:margin-left="0.00pt" fo:text-indent="21.00pt" fo:margin-top="7.80pt"/>
    </style:style>
    <style:style style:name="P92" style:family="paragraph">
      <style:paragraph-properties fo:line-height="100.00%" fo:text-align="left" fo:margin-top="7.80pt"/>
    </style:style>
    <style:style style:name="P93" style:family="paragraph">
      <style:paragraph-properties fo:line-height="100.00%" fo:text-align="center" fo:margin-top="7.80pt"/>
    </style:style>
    <style:style style:name="P94" style:family="paragraph">
      <style:paragraph-properties fo:line-height="100.00%" fo:text-align="center" fo:margin-top="7.80pt"/>
    </style:style>
    <style:style style:name="P95" style:family="paragraph">
      <style:paragraph-properties fo:line-height="100.00%" fo:text-align="justify" fo:margin-top="7.80pt"/>
    </style:style>
    <style:style style:name="P96" style:family="paragraph">
      <style:paragraph-properties fo:line-height="120.00%" fo:text-align="left" fo:margin-left="0.00pt" fo:text-indent="21.00pt" fo:margin-top="7.80pt"/>
    </style:style>
    <style:style style:name="P97" style:family="paragraph">
      <style:paragraph-properties fo:line-height="100.00%" fo:text-align="left" fo:margin-top="7.80pt"/>
    </style:style>
    <style:style style:name="P98" style:family="paragraph">
      <style:paragraph-properties fo:line-height="120.00%" fo:text-align="left" fo:margin-left="0.00pt" fo:text-indent="21.00pt" fo:margin-top="7.80pt"/>
    </style:style>
    <style:style style:name="P99" style:family="paragraph">
      <style:paragraph-properties fo:line-height="150.00%" fo:text-align="left" fo:margin-left="0.00pt" fo:text-indent="24.00pt"/>
    </style:style>
    <style:style style:name="P100" style:family="paragraph">
      <style:paragraph-properties fo:line-height="150.00%" fo:text-align="left" fo:margin-left="39.00pt" fo:text-indent="0.00pt"/>
    </style:style>
    <style:style style:name="P101" style:family="paragraph">
      <style:paragraph-properties fo:line-height="150.00%" fo:text-align="left" fo:margin-left="0.00pt" fo:text-indent="24.00pt"/>
    </style:style>
    <style:style style:name="P102" style:family="paragraph">
      <style:paragraph-properties fo:line-height="150.00%" fo:text-align="left" fo:margin-left="39.00pt" fo:text-indent="0.00pt"/>
    </style:style>
    <style:style style:name="P103" style:family="paragraph">
      <style:paragraph-properties fo:line-height="150.00%" fo:text-align="left" fo:margin-left="0.00pt" fo:text-indent="24.00pt"/>
    </style:style>
    <style:style style:name="P104" style:family="paragraph">
      <style:paragraph-properties fo:line-height="100.00%" fo:text-align="justify" fo:margin-left="0.00pt" fo:text-indent="24.00pt"/>
    </style:style>
    <style:style style:name="P105" style:family="paragraph">
      <style:paragraph-properties fo:line-height="150.00%" fo:text-align="left" fo:margin-left="39.00pt" fo:text-indent="24.00pt"/>
    </style:style>
    <style:style style:name="P106" style:family="paragraph">
      <style:paragraph-properties fo:line-height="120.00%" fo:text-align="left" fo:margin-top="7.80pt"/>
    </style:style>
    <style:style style:name="P107" style:family="paragraph">
      <style:paragraph-properties fo:line-height="100.00%" fo:text-align="justify" fo:margin-left="0.00pt" fo:text-indent="24.00pt"/>
    </style:style>
    <style:style style:name="P108" style:family="paragraph">
      <style:paragraph-properties fo:line-height="100.00%" fo:text-align="justify"/>
    </style:style>
    <style:style style:name="P109" style:family="paragraph">
      <style:paragraph-properties fo:line-height="120.00%" fo:text-align="left" fo:margin-left="0.00pt" fo:text-indent="21.00pt" fo:margin-top="7.80pt"/>
    </style:style>
    <text:list-style style:name="L110">
      <text:list-level-style-bullet text:level="1" text:bullet-char="•">
        <style:list-level-properties text:space-before="56.45pt" text:min-label-width="36.00pt"/>
        <style:text-properties fo:font-family="Symbol"/>
      </text:list-level-style-bullet>
    </text:list-style>
    <style:style style:name="P110" style:family="paragraph">
      <style:paragraph-properties fo:line-height="100.00%" fo:text-align="left" fo:margin-left="-21.00pt" fo:text-indent="21.00pt" fo:margin-top="7.80pt"/>
    </style:style>
    <style:style style:name="P111" style:family="paragraph">
      <style:paragraph-properties fo:line-height="120.00%" fo:text-align="left" fo:margin-left="71.45pt" fo:text-indent="0.00pt" fo:margin-top="7.80pt"/>
    </style:style>
  </office:automatic-styles>
  <office:body>
    <office:text>
      <text:p text:style-name="P1"><text:span text:style-name="T1">“</text:span><text:span text:style-name="T2">开源软件杯</text:span><text:span text:style-name="T3">”</text:span><text:span text:style-name="T4">创新作品大赛</text:span></text:p>
      <text:p text:style-name="P2"><text:span text:style-name="T5"/></text:p>
      <text:p text:style-name="P2"><text:span text:style-name="T6">网上商城</text:span></text:p>
      <text:p text:style-name="P2"><text:span text:style-name="T6">项目开发报告</text:span></text:p>
      <text:p text:style-name="P3"><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8">项目仓库地址</text:span><text:span text:style-name="T9"><text:s text:c="83"/></text:span></text:p>
      <text:p text:style-name="P4"><text:a xlink:href="https://github.com/ysx123/YBLM.git"><text:span text:style-name="T10">https://github.com/ysx123/YBLM.git</text:span></text:a><text:span text:style-name="T11"/></text:p>
      <text:p text:style-name="P4"><text:span text:style-name="T11"/></text:p>
      <text:p text:style-name="P4"><text:span text:style-name="T12"><text:s text:c="52"/></text:span></text:p>
      <text:p text:style-name="P5"><text:span text:style-name="T12"><text:s/></text:span><text:span text:style-name="T13">开发成员：詹鑫</text:span><text:span text:style-name="T14"/></text:p>
      <text:p text:style-name="P5"><text:span text:style-name="T14"><text:s text:c="69"/></text:span></text:p>
      <text:p text:style-name="P6"><text:span text:style-name="T14"><text:s text:c="8"/></text:span></text:p>
      <text:p text:style-name="P6"><text:span text:style-name="T14"><text:s text:c="4"/></text:span></text:p>
      <text:p text:style-name="P6"><text:span text:style-name="T15"/></text:p>
      <text:p text:style-name="P6"><text:span text:style-name="T16">重庆师范大学</text:span><text:span text:style-name="T17"><text:s/></text:span><text:span text:style-name="T18">软件工程系</text:span></text:p>
      <text:p text:style-name="P6"><text:span text:style-name="T19"/></text:p>
      <text:p text:style-name="P6"><text:span text:style-name="T19"/></text:p>
      <text:p text:style-name="P6"><text:span text:style-name="T19"/></text:p>
      <text:p text:style-name="P6"><text:span text:style-name="T19"/></text:p>
      <text:p text:style-name="P7"><text:span text:style-name="T19"/></text:p>
      <text:p text:style-name="P8"><text:span text:style-name="T20">摘要</text:span></text:p>
      <text:p text:style-name="P9"><text:span text:style-name="T21">本项目针对商品的实际需求，采用面向对象设计的方法和PHP WEB开发、MySQL、html、css等技术，分析、设计并实现了商品线上服务网站系统</text:span></text:p>
      <text:p text:style-name="P9"><text:span text:style-name="T21">网上商城板块拥有各自的前台和后台，前台包括相关功能的展示，后台包括对各自模块数据的管理，测试表明该系统达到了预期的要求。本项目报告书包括一下几个部分：</text:span></text:p>
      <text:p text:style-name="P10"><text:span text:style-name="T21">第一部分项目的背景和项目意义。</text:span></text:p>
      <text:p text:style-name="P10"><text:span text:style-name="T21">第二部分基础知识介绍，开发技术介绍和开发环境的介绍。</text:span></text:p>
      <text:p text:style-name="P10"><text:span text:style-name="T21">第三部分系统分析，通过对用户需求的分析，说明了项目的系统功能需求并做出简单的建模</text:span></text:p>
      <text:p text:style-name="P10"><text:span text:style-name="T21">第四部分概要设计、详细设计、数据库设计</text:span></text:p>
      <text:p text:style-name="P10"><text:span text:style-name="T21">第五部分系统实现，通过对系统的分析完成项目模块的开发，达到方便用户使用该项目</text:span></text:p>
      <text:p text:style-name="P10"><text:span text:style-name="T21">第六部分系统测试、总结、参考文献</text:span></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1"><text:span text:style-name="T22"/></text:p>
      <text:p text:style-name="P12"><text:span text:style-name="T22"/></text:p>
      <text:p text:style-name="P13"><text:span text:style-name="T22"/></text:p>
      <text:p text:style-name="P14"><text:span text:style-name="T22"/></text:p>
      <text:p text:style-name="P15"><text:span text:style-name="T22"/></text:p>
      <text:p text:style-name="P16"><text:span text:style-name="T23">目录</text:span></text:p>
      <text:p text:style-name="P17"><text:a xlink:href="#_Toc44587704"><text:span text:style-name="T25">1.</text:span><text:span text:style-name="T26">HYPERLINK "#_Toc44587704"</text:span><text:span text:style-name="T27">项目的背景</text:span></text:a><text:span text:style-name="T28"><text:tab/></text:span><text:a xlink:href="#_Toc44587704"><text:span text:style-name="T30">4</text:span></text:a><text:span text:style-name="T31"/></text:p>
      <text:p text:style-name="P17"><text:a xlink:href="#_Toc44587705"><text:span text:style-name="T33">2.</text:span><text:span text:style-name="T34">HYPERLINK "#_Toc44587705"</text:span><text:span text:style-name="T35">基础知识介绍</text:span></text:a><text:span text:style-name="T36"><text:tab/></text:span><text:a xlink:href="#_Toc44587705"><text:span text:style-name="T38">4</text:span></text:a><text:span text:style-name="T39"/></text:p>
      <text:p text:style-name="P18"><text:a xlink:href="#_Toc44587706"><text:span text:style-name="T41">2.1 PHP WEB</text:span><text:span text:style-name="T42">HYPERLINK "#_Toc44587706"</text:span><text:span text:style-name="T43">开发技术</text:span></text:a><text:span text:style-name="T44"><text:tab/></text:span><text:a xlink:href="#_Toc44587706"><text:span text:style-name="T46">4</text:span></text:a><text:span text:style-name="T47"/></text:p>
      <text:p text:style-name="P18"><text:a xlink:href="#_Toc44587707"><text:span text:style-name="T49">2.2 MySQL</text:span></text:a><text:span text:style-name="T50"><text:tab/></text:span><text:a xlink:href="#_Toc44587707"><text:span text:style-name="T52">4</text:span></text:a><text:span text:style-name="T53"/></text:p>
      <text:p text:style-name="P18"><text:a xlink:href="#_Toc44587708"><text:span text:style-name="T55">2.3 phpstorm</text:span></text:a><text:span text:style-name="T56"><text:tab/></text:span><text:a xlink:href="#_Toc44587708"><text:span text:style-name="T58">4</text:span></text:a><text:span text:style-name="T59"/></text:p>
      <text:p text:style-name="P18"><text:a xlink:href="#_Toc44587709"><text:span text:style-name="T61">2.4 phptusdy</text:span></text:a><text:span text:style-name="T62"><text:tab/></text:span><text:a xlink:href="#_Toc44587709"><text:span text:style-name="T64">4</text:span></text:a><text:span text:style-name="T65"/></text:p>
      <text:p text:style-name="P19"><text:a xlink:href="#_Toc44587710"><text:span text:style-name="T67">3.</text:span><text:span text:style-name="T68">HYPERLINK "#_Toc44587710"</text:span><text:span text:style-name="T69">系统分析</text:span></text:a><text:span text:style-name="T70"><text:tab/></text:span><text:a xlink:href="#_Toc44587710"><text:span text:style-name="T72">5</text:span></text:a><text:span text:style-name="T73"/></text:p>
      <text:p text:style-name="P20"><text:a xlink:href="#_Toc44587711"><text:span text:style-name="T75">3.1</text:span></text:a><text:span text:style-name="T76"><text:s/></text:span><text:a xlink:href="#_Toc44587711"><text:span text:style-name="T78">系统可行性分析</text:span></text:a><text:span text:style-name="T79"><text:tab/></text:span><text:a xlink:href="#_Toc44587711"><text:span text:style-name="T81">5</text:span></text:a><text:span text:style-name="T82"/></text:p>
      <text:p text:style-name="P20"><text:a xlink:href="#_Toc44587712"><text:span text:style-name="T84">3.2</text:span></text:a><text:span text:style-name="T85"><text:s/></text:span><text:a xlink:href="#_Toc44587712"><text:span text:style-name="T87">系统需求分析</text:span></text:a><text:span text:style-name="T88"><text:tab/></text:span><text:a xlink:href="#_Toc44587712"><text:span text:style-name="T90">5</text:span></text:a><text:span text:style-name="T91"/></text:p>
      <text:p text:style-name="P21"><text:a xlink:href="#_Toc44587713"><text:span text:style-name="T93">3.2.1</text:span></text:a><text:span text:style-name="T94"><text:s/></text:span><text:a xlink:href="#_Toc44587713"><text:span text:style-name="T96">商城模块</text:span></text:a><text:span text:style-name="T97"><text:tab/></text:span><text:a xlink:href="#_Toc44587713"><text:span text:style-name="T99">5</text:span></text:a><text:span text:style-name="T100"/></text:p>
      <text:p text:style-name="P22"><text:a xlink:href="#_Toc44587718"><text:span text:style-name="T102">4.</text:span><text:span text:style-name="T103">HYPERLINK "#_Toc44587718"</text:span><text:span text:style-name="T104">系统概要设计</text:span></text:a><text:span text:style-name="T105"><text:tab/></text:span><text:a xlink:href="#_Toc44587718"><text:span text:style-name="T107">9</text:span></text:a><text:span text:style-name="T108"/></text:p>
      <text:p text:style-name="P23"><text:a xlink:href="#_Toc44587719"><text:span text:style-name="T110">4.1</text:span></text:a><text:span text:style-name="T111"><text:s/></text:span><text:a xlink:href="#_Toc44587719"><text:span text:style-name="T113">系统概述</text:span></text:a><text:span text:style-name="T114"><text:tab/></text:span><text:a xlink:href="#_Toc44587719"><text:span text:style-name="T116">9</text:span></text:a><text:span text:style-name="T117"/></text:p>
      <text:p text:style-name="P23"><text:a xlink:href="#_Toc44587720"><text:span text:style-name="T119">4.2</text:span></text:a><text:span text:style-name="T120"><text:s/></text:span><text:a xlink:href="#_Toc44587720"><text:span text:style-name="T122">功能设计</text:span></text:a><text:span text:style-name="T123"><text:tab/></text:span><text:a xlink:href="#_Toc44587720"><text:span text:style-name="T125">9</text:span></text:a><text:span text:style-name="T126"/></text:p>
      <text:p text:style-name="P24"><text:a xlink:href="#_Toc44587721"><text:span text:style-name="T128">4.2.1</text:span></text:a><text:span text:style-name="T129"><text:s/></text:span><text:a xlink:href="#_Toc44587721"><text:span text:style-name="T131">商城模块功能</text:span></text:a><text:span text:style-name="T132"><text:tab/></text:span><text:a xlink:href="#_Toc44587721"><text:span text:style-name="T134">9</text:span></text:a><text:span text:style-name="T135"/></text:p>
      <text:p text:style-name="P25"><text:a xlink:href="#_Toc44587726"><text:span text:style-name="T137">4.3</text:span><text:span text:style-name="T138">HYPERLINK "#_Toc44587726"</text:span><text:span text:style-name="T139">系统模块功能图</text:span></text:a><text:span text:style-name="T140"><text:tab/></text:span><text:a xlink:href="#_Toc44587726"><text:span text:style-name="T142">10</text:span></text:a><text:span text:style-name="T143"/></text:p>
      <text:p text:style-name="P26"><text:a xlink:href="#_Toc44587727"><text:span text:style-name="T145">5.</text:span><text:span text:style-name="T146">HYPERLINK "#_Toc44587727"</text:span><text:span text:style-name="T147">系统详细设计与数据库设计</text:span></text:a><text:span text:style-name="T148"><text:tab/></text:span><text:a xlink:href="#_Toc44587727"><text:span text:style-name="T150">11</text:span></text:a><text:span text:style-name="T151"/></text:p>
      <text:p text:style-name="P27"><text:a xlink:href="#_Toc44587728"><text:span text:style-name="T153">5.1</text:span></text:a><text:span text:style-name="T154"><text:s/></text:span><text:a xlink:href="#_Toc44587728"><text:span text:style-name="T156">商城模块详细设计</text:span></text:a><text:span text:style-name="T157"><text:tab/></text:span><text:a xlink:href="#_Toc44587728"><text:span text:style-name="T159">11</text:span></text:a><text:span text:style-name="T160"/></text:p>
      <text:p text:style-name="P28"><text:a xlink:href="#_Toc44587729"><text:span text:style-name="T162">5.1.1</text:span></text:a><text:span text:style-name="T163"><text:s/></text:span><text:a xlink:href="#_Toc44587729"><text:span text:style-name="T165">模块描述</text:span></text:a><text:span text:style-name="T166"><text:tab/></text:span><text:a xlink:href="#_Toc44587729"><text:span text:style-name="T168">11</text:span></text:a><text:span text:style-name="T169"/></text:p>
      <text:p text:style-name="P28"><text:a xlink:href="#_Toc44587730"><text:span text:style-name="T171">5.1.2</text:span></text:a><text:span text:style-name="T172"><text:s/></text:span><text:a xlink:href="#_Toc44587730"><text:span text:style-name="T174">功能</text:span></text:a><text:span text:style-name="T175"><text:tab/></text:span><text:a xlink:href="#_Toc44587730"><text:span text:style-name="T177">11</text:span></text:a><text:span text:style-name="T178"/></text:p>
      <text:p text:style-name="P28"><text:a xlink:href="#_Toc44587731"><text:span text:style-name="T180">5.1.3</text:span></text:a><text:span text:style-name="T181"><text:s/></text:span><text:a xlink:href="#_Toc44587731"><text:span text:style-name="T183">模块建模</text:span></text:a><text:span text:style-name="T184"><text:tab/></text:span><text:a xlink:href="#_Toc44587731"><text:span text:style-name="T186">12</text:span></text:a><text:span text:style-name="T187"/></text:p>
      <text:p text:style-name="P29"><text:a xlink:href="#_Toc44587749"><text:span text:style-name="T189">6.</text:span><text:span text:style-name="T190">HYPERLINK "#_Toc44587749"</text:span><text:span text:style-name="T191">系统实现</text:span></text:a><text:span text:style-name="T192"><text:tab/></text:span><text:a xlink:href="#_Toc44587749"><text:span text:style-name="T194">24</text:span></text:a><text:span text:style-name="T195"/></text:p>
      <text:p text:style-name="P30"><text:a xlink:href="#_Toc44587750"><text:span text:style-name="T197">6.1</text:span></text:a><text:span text:style-name="T198"><text:s/></text:span><text:a xlink:href="#_Toc44587750"><text:span text:style-name="T200">首页</text:span></text:a><text:span text:style-name="T201"><text:tab/></text:span><text:a xlink:href="#_Toc44587750"><text:span text:style-name="T203">24</text:span></text:a><text:span text:style-name="T204"/></text:p>
      <text:p text:style-name="P30"><text:a xlink:href="#_Toc44587750"><text:span text:style-name="T206">6.</text:span><text:span text:style-name="T207">HYPERLINK "#_Toc44587750"</text:span><text:span text:style-name="T208">2</text:span></text:a><text:span text:style-name="T209"><text:s/></text:span><text:a xlink:href="#_Toc44587750"><text:span text:style-name="T211">商城模块</text:span></text:a><text:span text:style-name="T212"><text:tab/></text:span><text:a xlink:href="#_Toc44587750"><text:span text:style-name="T214">28</text:span></text:a><text:span text:style-name="T215"/></text:p>
      <text:p text:style-name="P31"><text:a xlink:href="#_Toc44587755"><text:span text:style-name="T217">7.</text:span><text:span text:style-name="T218">HYPERLINK "#_Toc44587755"</text:span><text:span text:style-name="T219">系统测试</text:span></text:a><text:span text:style-name="T220"><text:tab/></text:span><text:a xlink:href="#_Toc44587755"><text:span text:style-name="T222">74</text:span></text:a><text:span text:style-name="T223"/></text:p>
      <text:p text:style-name="P32"><text:a xlink:href="#_Toc44587756"><text:span text:style-name="T225">7.1</text:span></text:a><text:span text:style-name="T226"><text:s/></text:span><text:a xlink:href="#_Toc44587756"><text:span text:style-name="T228">单元测试</text:span></text:a><text:span text:style-name="T229"><text:tab/></text:span><text:a xlink:href="#_Toc44587756"><text:span text:style-name="T231">74</text:span></text:a><text:span text:style-name="T232"/></text:p>
      <text:p text:style-name="P32"><text:a xlink:href="#_Toc44587757"><text:span text:style-name="T234">7.2</text:span></text:a><text:span text:style-name="T235"><text:s/></text:span><text:a xlink:href="#_Toc44587757"><text:span text:style-name="T237">集成测试</text:span></text:a><text:span text:style-name="T238"><text:tab/></text:span><text:a xlink:href="#_Toc44587757"><text:span text:style-name="T240">74</text:span></text:a><text:span text:style-name="T241"/></text:p>
      <text:p text:style-name="P32"><text:a xlink:href="#_Toc44587758"><text:span text:style-name="T243">7.3</text:span></text:a><text:span text:style-name="T244"><text:s/></text:span><text:a xlink:href="#_Toc44587758"><text:span text:style-name="T246">确认测试</text:span></text:a><text:span text:style-name="T247"><text:tab/></text:span><text:a xlink:href="#_Toc44587758"><text:span text:style-name="T249">75</text:span></text:a><text:span text:style-name="T250"/></text:p>
      <text:p text:style-name="P32"><text:a xlink:href="#_Toc44587759"><text:span text:style-name="T252">7.4</text:span></text:a><text:span text:style-name="T253"><text:s/></text:span><text:a xlink:href="#_Toc44587759"><text:span text:style-name="T255">系统测试</text:span></text:a><text:span text:style-name="T256"><text:tab/></text:span><text:a xlink:href="#_Toc44587759"><text:span text:style-name="T258">75</text:span></text:a><text:span text:style-name="T259"/></text:p>
      <text:p text:style-name="P33"><text:a xlink:href="#_Toc44587760"><text:span text:style-name="T261">7.4.1</text:span></text:a><text:span text:style-name="T262"><text:s/></text:span><text:a xlink:href="#_Toc44587760"><text:span text:style-name="T264">功能测试</text:span></text:a><text:span text:style-name="T265"><text:tab/></text:span><text:a xlink:href="#_Toc44587760"><text:span text:style-name="T267">75</text:span></text:a><text:span text:style-name="T268"/></text:p>
      <text:p text:style-name="P33"><text:a xlink:href="#_Toc44587761"><text:span text:style-name="T270">7.4.2</text:span></text:a><text:span text:style-name="T271"><text:s/></text:span><text:a xlink:href="#_Toc44587761"><text:span text:style-name="T273">强度测试及性能测试</text:span></text:a><text:span text:style-name="T274"><text:tab/></text:span><text:a xlink:href="#_Toc44587761"><text:span text:style-name="T276">75</text:span></text:a><text:span text:style-name="T277"/></text:p>
      <text:p text:style-name="P34"><text:a xlink:href="#_Toc44587762"><text:span text:style-name="T279">8.</text:span><text:span text:style-name="T280">HYPERLINK "#_Toc44587762"</text:span><text:span text:style-name="T281">结论</text:span></text:a><text:span text:style-name="T282"><text:tab/></text:span><text:a xlink:href="#_Toc44587762"><text:span text:style-name="T284">75</text:span></text:a><text:span text:style-name="T285"/></text:p>
      <text:p text:style-name="P35"><text:span text:style-name="T286">9.</text:span><text:span text:style-name="T287">参考文献</text:span><text:span text:style-name="T288"><text:tab/>76</text:span></text:p>
      <text:p text:style-name="P36"><text:span text:style-name="T289"/></text:p>
      <text:p text:style-name="P37"><text:span text:style-name="T289"/></text:p>
      <text:p text:style-name="P37"><text:span text:style-name="T289"/></text:p>
      <text:p text:style-name="P37"><text:span text:style-name="T289"/></text:p>
      <text:p text:style-name="P38"><text:span text:style-name="T290">1.项目的背景</text:span></text:p>
      <text:p text:style-name="P39"><text:span text:style-name="T291">1.1项目的背景</text:span></text:p>
      <text:p text:style-name="P40"><text:span text:style-name="T291">网上商城以学生和年轻人群及其家庭群体为目标用户。站在整个社会产业的角度，有些产业为所有用户提供某类基本需求，有些产业为某类用户提供某类特定需求，而母婴产业是最终满足特定人群相关多元化需求的一个宽辐射市场。从用户需求的形态来划分，网上商城可分为产品与服务两大块，分别对应孕育产品及服务、婴童产品及服务。网上商城是一个服务类型的网站项目，主要为用户在各个阶段提供相应便利的服务，为用户搭建一个可以相互沟通、学习专业知识等功能的平台</text:span></text:p>
      <text:p text:style-name="P41"><text:span text:style-name="T292"/></text:p>
      <text:p text:style-name="P42"><text:span text:style-name="T293">2.基础知识介绍</text:span></text:p>
      <text:p text:style-name="P43"><text:span text:style-name="T294">2.1 PHP WEB开发技术</text:span></text:p>
      <text:p text:style-name="P44"><text:span text:style-name="T294">PHP代表：超文本预处理器（PHP: Hypertext Preprocessor）。PHP是完全du免费的，不用花钱，可以从PHP官方站点自由下载。PHP遵守 GNU公共许可（GPL)，在这一许可下诞生了许多流行的软件诸如Linux和Emacs。可以不受限制的获得源码，甚至可以从中加进你自己需要的特色。PHP在大多数Unix平台GUN/Linux和微软Windows平台上均可以运行。怎样在Windows环境的PC机器或Unix机器上安装 PHP的资料可以在PHP官方站点上找到。安装过程很简单。</text:span></text:p>
      <text:p text:style-name="P45"><text:span text:style-name="T294">2.2 MySQL</text:span></text:p>
      <text:p text:style-name="P46"><text:span text:style-name="T295">MySQL</text:span><text:span text:style-name="T296">是一种开放源代码的关系型数据库管理系统（</text:span><text:span text:style-name="T297">RDBMS</text:span><text:span text:style-name="T298">），使用最常用的数据库管理语言</text:span><text:span text:style-name="T299">--</text:span><text:span text:style-name="T300">结构化查询语言（</text:span><text:span text:style-name="T301">SQL</text:span><text:span text:style-name="T302">）进行数据库管理。</text:span><text:span text:style-name="T303">MySQL</text:span><text:span text:style-name="T304">是开放源代码的，因此任何人都可以在</text:span><text:span text:style-name="T305">General Public License</text:span><text:span text:style-name="T306">的许可下下载并根据个性化的需要对其进行修改。</text:span><text:span text:style-name="T307">MySQL</text:span><text:span text:style-name="T308">因为其速度、可靠性和适应性而备受关注。大多数人都认为在不需要事务化处理的情况下，</text:span><text:span text:style-name="T309">MySQL</text:span><text:span text:style-name="T310">是管理内容最好的选择。</text:span></text:p>
      <text:p text:style-name="P47"><text:span text:style-name="T311">2.3 phpstorm</text:span></text:p>
      <text:p text:style-name="P48"><text:span text:style-name="T311">PhpStorm 是 JetBrains 公司开发的一款商业的 PHP 集成开发工具，旨在提高用户效率，可深刻理解用户的编码，提供智能代码补全，快速导航以及即时错误检查.</text:span></text:p>
      <text:p text:style-name="P48"><text:span text:style-name="T311">2.4 phptusdy</text:span></text:p>
      <text:p text:style-name="P49"><text:span text:style-name="T312">phpStudy是一个PHP调试环境的程序集成包。该程序集成</text:span><text:span text:style-name="T313">Apache</text:span><text:span text:style-name="T314">+</text:span><text:span text:style-name="T315">PHP</text:span><text:span text:style-name="T316">+MySQL+</text:span><text:span text:style-name="T317">phpMyAdmin</text:span><text:span text:style-name="T318">+</text:span><text:span text:style-name="T319">ZendOptimizer</text:span><text:span text:style-name="T320">，一次性安装，无须配置即可使用，是非常方便、好用的PHP调试环境。该程序不仅包括PHP调试环境，还包括了开发工具、开发手册等。</text:span></text:p>
      <text:p text:style-name="P50"><text:span text:style-name="T321">3.系统分析</text:span></text:p>
      <text:p text:style-name="P51"><text:span text:style-name="T322">3.1 系统可行性分析</text:span></text:p>
      <text:p text:style-name="P52"><text:span text:style-name="T323">可行性分析是指在当前组织内外的具体条件下，系统开发工作必须具备资源和条件，看其是否满足系统目标的要求。在系统开发过程中进行可行性分析，对于保证资源的合理使用，避免浪费和一些不必要的失败，都是十分重要的。</text:span></text:p>
      <text:p text:style-name="P52"><text:span text:style-name="T323">（１）目标和方案的可行性：当前母婴护理行业冗杂，相关专业知识松散。所以当前迫切需要一个计算机化的管理系统。有了这个系统，就有简单快捷的途径去了解母婴护理相关的知识，学习的效率也会大大提高。开发这个系统，能更好地满足用户要求。</text:span></text:p>
      <text:p text:style-name="P52"><text:span text:style-name="T323">（２）技术方面的可行性：本系统是用PHP WEB开发技术结合MySql数据库来开发的一个网站。PHP技术在网站开发方面的特长显得尤为突出：适用于网站开发方法，通过访问各种数据库通用组件,结合客户端能够创建出完美漂亮且高效的各种软件系统。</text:span></text:p>
      <text:p text:style-name="P52"><text:span text:style-name="T323">（３）经济方面的可行性：</text:span><text:span text:style-name="T324">系统结构采用当前流行的B/S结构，对客户的配置要求低，客户端只需要有浏览器可以上网就可以登录服务器进行各种信息的管理。而服务器端也不需要太高的配置，只要有可以运行PHP程序的解释器，可以说整个系统是以最少的投入完成最好的功能</text:span><text:span text:style-name="T325">，</text:span><text:span text:style-name="T326">这就保证了系统的经济可行性。</text:span></text:p>
      <text:p text:style-name="P52"><text:span text:style-name="T327">根据以上几方面的可行性分析，可以得出结论：网上商城的开发可行</text:span></text:p>
      <text:p text:style-name="P53"><text:span text:style-name="T328"/></text:p>
      <text:p text:style-name="P54"><text:span text:style-name="T329">3.2 系统需求分析</text:span></text:p>
      <text:p text:style-name="P55"><text:span text:style-name="T329">本系统是基于B/S架构的系统，按照系统功能的实现，可以分为一下几个功能模块：商城模块、社区模块、美食模块、咨询模块、课程模块，以下将对各模块分别做需求分析：</text:span></text:p>
      <text:p text:style-name="P56"><text:span text:style-name="T329">3.2.1 商城模块</text:span></text:p>
      <text:p text:style-name="P57"><text:span text:style-name="T329">本系统可以划分为以下几个功能模块：管理用户模块，管理商品模块，管理商品类别模块等。管理用户模块包括了，修改用户信息，修改用户密码以及删除用户。管理商品模块包括商品上传，修改商品信息，删除商品，增加商品图片，以及修改和删除商品的销售记录和浏览记录。管理商品类别模块包括添加，修改，删除商品类别等功能。</text:span><text:span text:style-name="T330">该系统对可靠性、易维护性、安全性、可操作性等性能有较高的要求。可靠性----要求系统在发生故障或输入数据不合理等情况下有较高的要求；易维护性---系统的变更（因系统需求变化和弥补系统缺陷而引起）要简单易行；安全性---本系统所处理的数据都要具有实际意义，不能随意存取和改动。因此，必须对系统数据的存取和改动进行控制，对系统数据进行有效的保护，以杜绝对数据的非法操作和防止计算机病毒的破坏；可操作性----本系统的操作人员是一般管理人员而非计算机专业人员，为使本系统有效地发挥作用，要求本系统容易理解，人机界面简明、清晰、直观，功能实用，操作简单方便，上机培训量小。此外，系统还需有较快的响应速度，以尽量减少工作人员的等待时间。</text:span></text:p>
      <text:p text:style-name="P58"><text:span text:style-name="T331"/></text:p>
      <text:p text:style-name="P59"><text:span text:style-name="T331"/></text:p>
      <text:p text:style-name="P60"><text:span text:style-name="T332">4.系统概要设计</text:span></text:p>
      <text:p text:style-name="P61"><text:span text:style-name="T333">4.1 系统概述</text:span></text:p>
      <text:p text:style-name="P62"><text:span text:style-name="T333">网上商城一个服务类型的网站项目，主要为用户在护理母婴健康各个阶段提供相应便利的服务，为用户搭建一个可以相互沟通、学习的平台，方便用户在本系统上了解网上商品的信息。本模块包括前端应用和后台数据库，前端应用程序力求做到界面美观大方，简单易用；后台数据库则力求建立一个数据一致性、完整性强和安全性好的数据库，可以进行各种数据的查询和统计。</text:span></text:p>
      <text:p text:style-name="P63"><text:span text:style-name="T333">4.2 功能设计</text:span></text:p>
      <text:p text:style-name="P63"><text:span text:style-name="T333">通过对系统的分析，系统的功能主要集中在商品模块中</text:span></text:p>
      <text:p text:style-name="P64"><text:span text:style-name="T333">4.2.1 商城模块功能</text:span></text:p>
      <text:p text:style-name="P65"><text:span text:style-name="T333">1.商城首页：用户打开该模块后，可以浏览到相关的商品</text:span></text:p>
      <text:p text:style-name="P65"><text:span text:style-name="T333">2.查看购物车：用户可以查看添加在购物车的商品</text:span></text:p>
      <text:p text:style-name="P65"><text:span text:style-name="T333">3.商品分类：将商品进行分类展示</text:span></text:p>
      <text:p text:style-name="P65"><text:span text:style-name="T333">4.加入购物车：将想要购买的商品加入购物车</text:span></text:p>
      <text:p text:style-name="P65"><text:span text:style-name="T333">5.结账：结束购物车的商品，并清空购物车</text:span></text:p>
      <text:p text:style-name="P66"><text:span text:style-name="T334"/></text:p>
      <text:p text:style-name="P67"><text:span text:style-name="T335">5.系统详细设计与数据库设计</text:span></text:p>
      <text:p text:style-name="P68"><text:span text:style-name="T336">详细设计阶段主要确定每个模块的具体执行过程，它的关键是确定怎样具体实现所要求的目标系统，也就是要设计出未来程序的详细运行模式，除了保证程序的可靠性之外，使将来编写的程序方便使用，代码清晰，易于修改、维护也是详细设计阶段最重要的目标结构化程序设计是实现这一目标的基本保证，是进行详细设计的逻辑基础。下面是对优贝乐母项目的详细设计</text:span></text:p>
      <text:p text:style-name="P68"><text:span text:style-name="T336">5.1 商城模块详细设计</text:span></text:p>
      <text:p text:style-name="P69"><text:span text:style-name="T336">5.1.1 模块描述</text:span></text:p>
      <text:p text:style-name="P70"><text:span text:style-name="T336">根据现有的网上购物系统的现状设计并实现的网上商城，能够实现为用户提供高质量的，齐全的网上商品。能够实现购物车管理，商品查询，商品购买，支付等功能。</text:span></text:p>
      <text:p text:style-name="P70"><text:span text:style-name="T336">该系统是基于B/S(浏览器/服务器)架构的系统，主要完成商品的浏览，购买，以及在后台管理商品；会员的在线购物等。此系统分为前台购物和后台管理。前台购物是友好的操作界面，浏览、订购商品；后台管理是提供给管理员的，其中包括：商品管理、用户管理。使管理员从繁琐的手工操作中解脱出来，并提高了工作效率。</text:span></text:p>
      <text:p text:style-name="P71"><text:span text:style-name="T336">5.1.2 功能</text:span></text:p>
      <text:p text:style-name="P72"><text:span text:style-name="T336">按照系统功能的实现，本系统可以划分为以下几个功能模块：管理商品模块，管理商品类别模块等。管理商品模块包括商品上传，修改商品信息，删除商品，增加商品图片，以及修改和删除商品的销售记录和浏览记录。管理商品类别模块包括添加，修改，删除商品类别等功能。该系统对可靠性、易维护性、安全性、可操作性等性能有较高的要求。可靠性----要求系统在发生故障或输入数据不合理等情况下有较高的要求；易维护性---系统的变更（因系统需求变化和弥补系统缺陷而引起）要简单易行；安全性---本系统所处理的数据都要具有实际意义，不能随意存取和改动。因此，必须对系统数据的存取和改动进行控制，对系统数据进行有效的保护，以杜绝对数据的非法操作和防止计算机病毒的破坏；可操作性----本系统的操作人员是一般管理人员而非计算机专业人员，为使本系统有效地发挥作用，要求本系统容易理解，人机界面简明、清晰、直观，功能实用，操作简单方便，上机培训量小。此外，系统还需有较快的响应速度，以尽量减少工作人员的等待时间。</text:span></text:p>
      <text:p text:style-name="P73"><text:span text:style-name="T336"><text:s text:c="2"/><text:tab/></text:span><text:span text:style-name="T337"/></text:p>
      <text:p text:style-name="P73"><text:span text:style-name="T338">6.系统实现</text:span></text:p>
      <text:p text:style-name="P73"><text:span text:style-name="T339"/></text:p>
      <text:p text:style-name="P74"><text:span text:style-name="T340">6.1 系统主界面</text:span></text:p>
      <text:p text:style-name="P75"><draw:frame text:anchor-type="as-char" svg:width="152.40mm" svg:height="124.88mm" style:rel-width="scale" style:rel-height="scale"><draw:object-ole xlink:href="OleObj1"/><draw:image xlink:href="ObjectReplacements/OleObj1"/></draw:frame><text:span text:style-name="T341"/></text:p>
      <text:p text:style-name="P75"><text:span text:style-name="T341"/></text:p>
      <text:p text:style-name="P76"><text:span text:style-name="T342">图6-1 系统主界面</text:span></text:p>
      <text:p text:style-name="P77"><text:span text:style-name="T342">系统主界面代码：</text:span></text:p>
      <text:p text:style-name="P78"><text:span text:style-name="T342">&lt;!--这是顶部--&gt;</text:span></text:p>
      <text:p text:style-name="P78"><text:span text:style-name="T342">&lt;div id="top"&gt;</text:span></text:p>
      <text:p text:style-name="P79"><text:span text:style-name="T342">&lt;div id="top_content"&gt;</text:span></text:p>
      <text:p text:style-name="P80"><text:span text:style-name="T342">&lt;div id="top_left"&gt;</text:span></text:p>
      <text:p text:style-name="P81"><text:span text:style-name="T342">&lt;p&gt;&lt;img src="img/logoo.jpg"&gt;&lt;/p&gt;</text:span></text:p>
      <text:p text:style-name="P82"><text:span text:style-name="T342">&lt;/div&gt;</text:span></text:p>
      <text:p text:style-name="P83"><text:span text:style-name="T342"><text:tab/><text:tab/><text:tab/><text:tab/>&lt;div id="top_right"&gt;</text:span></text:p>
      <text:p text:style-name="P83"><text:span text:style-name="T342"><text:tab/><text:tab/><text:tab/><text:tab/><text:tab/>&lt;a href="index.html" class="first"&gt;首页&lt;/a&gt;</text:span></text:p>
      <text:p text:style-name="P83"><text:span text:style-name="T342"><text:tab/><text:tab/><text:tab/><text:tab/><text:tab/>&lt;a href="shopping/index.php"&gt;商城&lt;/a&gt;</text:span></text:p>
      <text:p text:style-name="P83"><text:span text:style-name="T342"><text:tab/><text:tab/><text:tab/>&lt;/div&gt;</text:span></text:p>
      <text:p text:style-name="P83"><text:span text:style-name="T342"><text:tab/><text:tab/><text:tab/>&lt;/div&gt;</text:span></text:p>
      <text:p text:style-name="P83"><text:span text:style-name="T342"><text:tab/><text:tab/>&lt;/div&gt;</text:span></text:p>
      <text:p text:style-name="P83"><text:span text:style-name="T342"><text:tab/><text:tab/>&lt;!--这是轮播--&gt;</text:span></text:p>
      <text:p text:style-name="P83"><text:span text:style-name="T342"><text:tab/><text:tab/>&lt;div id="banner"&gt;</text:span></text:p>
      <text:p text:style-name="P83"><text:span text:style-name="T342"><text:tab/><text:tab/><text:tab/>&lt;div class="slide"&gt;</text:span></text:p>
      <text:p text:style-name="P83"><text:span text:style-name="T342"><text:tab/><text:tab/><text:tab/><text:tab/>&lt;div class="slide-wrap"&gt;</text:span></text:p>
      <text:p text:style-name="P83"><text:span text:style-name="T342"><text:tab/><text:tab/><text:tab/><text:tab/><text:tab/>&lt;ul&gt;</text:span></text:p>
      <text:p text:style-name="P83"><text:span text:style-name="T342"><text:tab/><text:tab/><text:tab/><text:tab/><text:tab/><text:tab/>&lt;li&gt;&lt;a href="#"&gt;&lt;img src="img/1.jpg" alt="点击查看"&gt;&lt;/a&gt;&lt;/li&gt;</text:span></text:p>
      <text:p text:style-name="P83"><text:span text:style-name="T342"><text:tab/><text:tab/><text:tab/><text:tab/><text:tab/><text:tab/>&lt;li&gt;&lt;a href="#"&gt;&lt;img src="img/2.jpg" alt="点击查看"&gt;&lt;/a&gt;&lt;/li&gt;</text:span></text:p>
      <text:p text:style-name="P83"><text:span text:style-name="T342"><text:tab/><text:tab/><text:tab/><text:tab/><text:tab/><text:tab/>&lt;li&gt;&lt;a href="#"&gt;&lt;img src="img/3.jpg" alt="点击查看"&gt;&lt;/a&gt;&lt;/li&gt;</text:span></text:p>
      <text:p text:style-name="P83"><text:span text:style-name="T342"><text:tab/><text:tab/><text:tab/><text:tab/><text:tab/>&lt;/ul&gt;</text:span></text:p>
      <text:p text:style-name="P83"><text:span text:style-name="T342"><text:tab/><text:tab/><text:tab/><text:tab/>&lt;/div&gt;</text:span></text:p>
      <text:p text:style-name="P83"><text:span text:style-name="T342"><text:tab/><text:tab/><text:tab/><text:tab/>&lt;ul class="slide-circle"&gt;</text:span></text:p>
      <text:p text:style-name="P83"><text:span text:style-name="T342"><text:tab/><text:tab/><text:tab/><text:tab/><text:tab/>&lt;li class="on"&gt;&lt;/li&gt;</text:span></text:p>
      <text:p text:style-name="P83"><text:span text:style-name="T342"><text:tab/><text:tab/><text:tab/><text:tab/><text:tab/>&lt;li&gt;&lt;/li&gt;</text:span></text:p>
      <text:p text:style-name="P83"><text:span text:style-name="T342"><text:tab/><text:tab/><text:tab/><text:tab/><text:tab/>&lt;li&gt;&lt;/li&gt;</text:span></text:p>
      <text:p text:style-name="P83"><text:span text:style-name="T342"><text:tab/><text:tab/><text:tab/><text:tab/>&lt;/ul&gt;</text:span></text:p>
      <text:p text:style-name="P83"><text:span text:style-name="T342"><text:tab/><text:tab/><text:tab/>&lt;/div&gt;</text:span></text:p>
      <text:p text:style-name="P83"><text:span text:style-name="T342"><text:tab/><text:tab/>&lt;/div&gt;</text:span></text:p>
      <text:p text:style-name="P84"><text:span text:style-name="T342">&lt;!--轮播结束--&gt;</text:span></text:p>
      <text:p text:style-name="P84"><text:span text:style-name="T342"><text:tab/><text:tab/>&lt;!--这是主题内容--&gt;</text:span></text:p>
      <text:p text:style-name="P84"><text:span text:style-name="T342"><text:tab/><text:tab/>&lt;div id="main"&gt;</text:span></text:p>
      <text:p text:style-name="P84"><text:span text:style-name="T342"><text:tab/><text:tab/><text:tab/>&lt;!--左侧主题内容--&gt;</text:span></text:p>
      <text:p text:style-name="P84"><text:span text:style-name="T342"><text:tab/><text:tab/><text:tab/> &lt;div id="main_left"&gt;</text:span></text:p>
      <text:p text:style-name="P84"><text:span text:style-name="T342"><text:tab/><text:tab/><text:tab/> <text:tab/>&lt;ul&gt;</text:span></text:p>
      <text:p text:style-name="P84"><text:span text:style-name="T342"><text:tab/><text:tab/><text:tab/> <text:tab/><text:tab/>&lt;li&gt;</text:span></text:p>
      <text:p text:style-name="P84"><text:span text:style-name="T342"><text:tab/><text:tab/><text:tab/> <text:tab/><text:tab/><text:tab/>&lt;p&gt;&lt;img src="img/logo3.png"&gt;&amp;nbsp;&amp;nbsp;&lt;span&gt;母婴健康书籍推荐&lt;/span&gt;&amp;nbsp;&amp;nbsp;&amp;nbsp;&amp;nbsp;&amp;nbsp;&amp;nbsp;</text:span></text:p>
      <text:p text:style-name="P84"><text:span text:style-name="T342"><text:tab/><text:tab/><text:tab/> <text:tab/><text:tab/><text:tab/><text:tab/>&lt;/p&gt;&lt;br /&gt;</text:span></text:p>
      <text:p text:style-name="P84"><text:span text:style-name="T342"><text:tab/><text:tab/><text:tab/> <text:tab/><text:tab/><text:tab/><text:tab/>&lt;hr/&gt;</text:span></text:p>
      <text:p text:style-name="P84"><text:span text:style-name="T342"><text:tab/><text:tab/><text:tab/> <text:tab/><text:tab/>&lt;/li&gt;</text:span></text:p>
      <text:p text:style-name="P84"><text:span text:style-name="T342"><text:tab/><text:tab/><text:tab/> <text:tab/>&lt;/ul&gt;</text:span></text:p>
      <text:p text:style-name="P84"><text:span text:style-name="T342"><text:tab/><text:tab/><text:tab/> <text:tab/>&lt;div class="box"&gt;</text:span></text:p>
      <text:p text:style-name="P84"><text:span text:style-name="T342"><text:tab/><text:tab/><text:tab/> <text:tab/>&lt;ul&gt;</text:span></text:p>
      <text:p text:style-name="P84"><text:span text:style-name="T342"><text:tab/><text:tab/><text:tab/> <text:tab/><text:tab/>&lt;li&gt;</text:span></text:p>
      <text:p text:style-name="P84"><text:span text:style-name="T342"><text:tab/><text:tab/><text:tab/> <text:tab/><text:tab/><text:tab/>&lt;img src="img/pp1.jpg"&gt;</text:span></text:p>
      <text:p text:style-name="P84"><text:span text:style-name="T342"><text:tab/><text:tab/><text:tab/> <text:tab/><text:tab/><text:tab/>&lt;br&gt;</text:span></text:p>
      <text:p text:style-name="P84"><text:span text:style-name="T342"><text:tab/><text:tab/><text:tab/> <text:tab/><text:tab/>&lt;/li&gt;</text:span></text:p>
      <text:p text:style-name="P84"><text:span text:style-name="T342"><text:tab/><text:tab/><text:tab/> <text:tab/><text:tab/>&lt;li&gt;</text:span></text:p>
      <text:p text:style-name="P84"><text:span text:style-name="T342"><text:tab/><text:tab/><text:tab/> <text:tab/><text:tab/><text:tab/>&lt;img src="img/pp2.jpg"&gt;</text:span></text:p>
      <text:p text:style-name="P84"><text:span text:style-name="T342"><text:tab/><text:tab/><text:tab/> <text:tab/><text:tab/>&lt;/li&gt;</text:span></text:p>
      <text:p text:style-name="P84"><text:span text:style-name="T342"><text:tab/><text:tab/><text:tab/> <text:tab/><text:tab/>&lt;li&gt;</text:span></text:p>
      <text:p text:style-name="P84"><text:span text:style-name="T342"><text:tab/><text:tab/><text:tab/> <text:tab/><text:tab/><text:tab/>&lt;img src="img/pp3.jpg"&gt;</text:span></text:p>
      <text:p text:style-name="P84"><text:span text:style-name="T342"><text:tab/><text:tab/><text:tab/> <text:tab/><text:tab/><text:tab/>&lt;p&gt;&lt;a href="#"&gt;内容丰富 &lt;/a&gt;&lt;/p&gt;&lt;br&gt;</text:span></text:p>
      <text:p text:style-name="P84"><text:span text:style-name="T342"><text:tab/><text:tab/><text:tab/> <text:tab/><text:tab/>&lt;/li&gt;</text:span></text:p>
      <text:p text:style-name="P84"><text:span text:style-name="T342"><text:tab/><text:tab/><text:tab/> <text:tab/><text:tab/>&lt;li&gt;</text:span></text:p>
      <text:p text:style-name="P84"><text:span text:style-name="T342"><text:tab/><text:tab/><text:tab/> <text:tab/><text:tab/><text:tab/>&lt;img src="img/pp4.jpg"&gt;</text:span></text:p>
      <text:p text:style-name="P84"><text:span text:style-name="T342"><text:tab/><text:tab/><text:tab/> <text:tab/><text:tab/><text:tab/><text:tab/><text:tab/><text:tab/> <text:tab/><text:tab/>&lt;/li&gt;</text:span></text:p>
      <text:p text:style-name="P84"><text:span text:style-name="T342"><text:tab/><text:tab/><text:tab/> <text:tab/>&lt;/ul&gt; <text:tab/></text:span></text:p>
      <text:p text:style-name="P84"><text:span text:style-name="T342"><text:tab/><text:tab/><text:tab/> <text:tab/>&lt;/div&gt;</text:span></text:p>
      <text:p text:style-name="P84"><text:span text:style-name="T342"><text:tab/><text:tab/><text:tab/> <text:tab/>&lt;ul&gt;</text:span></text:p>
      <text:p text:style-name="P84"><text:span text:style-name="T342"><text:tab/><text:tab/><text:tab/> <text:tab/><text:tab/>&lt;li&gt;</text:span></text:p>
      <text:p text:style-name="P84"><text:span text:style-name="T342"><text:tab/><text:tab/><text:tab/> <text:tab/><text:tab/><text:tab/>&lt;p&gt;&lt;img src="img/logo3.png"&gt;&amp;nbsp;&amp;nbsp;&lt;span&gt;</text:span></text:p>
      <text:p text:style-name="P84"><text:span text:style-name="T342"><text:tab/><text:tab/><text:tab/> <text:tab/><text:tab/><text:tab/>&lt;hr/&gt;</text:span></text:p>
      <text:p text:style-name="P84"><text:span text:style-name="T342"><text:tab/><text:tab/><text:tab/> <text:tab/><text:tab/>&lt;/li&gt;</text:span></text:p>
      <text:p text:style-name="P84"><text:span text:style-name="T342"><text:tab/><text:tab/><text:tab/> <text:tab/>&lt;/ul&gt;</text:span></text:p>
      <text:p text:style-name="P84"><text:span text:style-name="T342"><text:tab/><text:tab/><text:tab/> <text:tab/>&lt;div class="box"&gt;</text:span></text:p>
      <text:p text:style-name="P84"><text:span text:style-name="T342"><text:tab/><text:tab/><text:tab/> <text:tab/>&lt;ul&gt;</text:span></text:p>
      <text:p text:style-name="P84"><text:span text:style-name="T342"><text:tab/><text:tab/><text:tab/> <text:tab/><text:tab/>&lt;li&gt;</text:span></text:p>
      <text:p text:style-name="P84"><text:span text:style-name="T342"><text:tab/><text:tab/><text:tab/> <text:tab/><text:tab/><text:tab/>&lt;img src="img/pp5.jpg"&gt;</text:span></text:p>
      <text:p text:style-name="P84"><text:span text:style-name="T342"><text:tab/><text:tab/><text:tab/> <text:tab/><text:tab/><text:tab/><text:tab/><text:tab/><text:tab/> <text:tab/><text:tab/>&lt;/li&gt;</text:span></text:p>
      <text:p text:style-name="P84"><text:span text:style-name="T342"><text:tab/><text:tab/><text:tab/> <text:tab/><text:tab/>&lt;li&gt;</text:span></text:p>
      <text:p text:style-name="P84"><text:span text:style-name="T342"><text:tab/><text:tab/><text:tab/> <text:tab/><text:tab/><text:tab/>&lt;img src="img/pp6.jpg"&gt;</text:span></text:p>
      <text:p text:style-name="P84"><text:span text:style-name="T342"><text:tab/><text:tab/><text:tab/> <text:tab/><text:tab/><text:tab/><text:tab/><text:tab/><text:tab/> <text:tab/><text:tab/>&lt;/li&gt;</text:span></text:p>
      <text:p text:style-name="P84"><text:span text:style-name="T342"><text:tab/><text:tab/><text:tab/> <text:tab/><text:tab/>&lt;li&gt;</text:span></text:p>
      <text:p text:style-name="P84"><text:span text:style-name="T342"><text:tab/><text:tab/><text:tab/> <text:tab/><text:tab/><text:tab/>&lt;img src="img/pp7.jpg"&gt;</text:span></text:p>
      <text:p text:style-name="P85"><text:span text:style-name="T342"><text:tab/><text:tab/><text:tab/> <text:tab/><text:tab/><text:tab/><text:tab/><text:tab/> &lt;/div&gt;</text:span></text:p>
      <text:p text:style-name="P85"><text:span text:style-name="T342"><text:tab/><text:tab/><text:tab/> &lt;!--左侧主题内容结束--&gt;</text:span></text:p>
      <text:p text:style-name="P85"><text:span text:style-name="T342"><text:tab/><text:tab/><text:tab/> &lt;!--右侧内容--&gt;</text:span></text:p>
      <text:p text:style-name="P85"><text:span text:style-name="T342"><text:tab/><text:tab/><text:tab/> &lt;div id="main_right"&gt;</text:span></text:p>
      <text:p text:style-name="P85"><text:span text:style-name="T342"><text:tab/><text:tab/><text:tab/> <text:tab/>&lt;div id="box1"&gt;</text:span></text:p>
      <text:p text:style-name="P85"><text:span text:style-name="T342"><text:tab/><text:tab/><text:tab/> <text:tab/><text:tab/>&lt;h4&gt;首页导航&lt;/h4&gt;</text:span></text:p>
      <text:p text:style-name="P85"><text:span text:style-name="T342"><text:tab/><text:tab/><text:tab/> <text:tab/><text:tab/>&lt;a href="list.html"&gt;排行榜&lt;/a&gt;</text:span></text:p>
      <text:p text:style-name="P85"><text:span text:style-name="T342"><text:tab/><text:tab/><text:tab/> <text:tab/><text:tab/><text:tab/><text:tab/><text:tab/> <text:tab/><text:tab/>&lt;a href="contact.html"&gt;联系我们&lt;/a&gt;</text:span></text:p>
      <text:p text:style-name="P86"><text:span text:style-name="T342"><text:tab/><text:tab/><text:tab/> <text:tab/>&lt;/div&gt;</text:span></text:p>
      <text:p text:style-name="P86"><text:span text:style-name="T342"><text:s text:c="7"/>6.2 商城模块主界面</text:span></text:p>
      <text:p text:style-name="P87"><draw:frame text:anchor-type="as-char" svg:width="152.40mm" svg:height="124.88mm" style:rel-width="scale" style:rel-height="scale"><draw:object-ole xlink:href="OleObj2"/><draw:image xlink:href="ObjectReplacements/OleObj2"/></draw:frame><text:span text:style-name="T343"/></text:p>
      <text:p text:style-name="P87"><text:span text:style-name="T343"/></text:p>
      <text:p text:style-name="P88"><text:span text:style-name="T343"/></text:p>
      <text:p text:style-name="P89"><text:span text:style-name="T344">图6-2 商城模块前台主界面</text:span></text:p>
      <text:p text:style-name="P90"><text:span text:style-name="T344"><text:s text:c="3"/>商城模块前台主要代码：</text:span></text:p>
      <text:p text:style-name="P91"><text:span text:style-name="T344">&lt;?</text:span></text:p>
      <text:p text:style-name="P91"><text:span text:style-name="T344">include "shared/session.php";</text:span></text:p>
      <text:p text:style-name="P91"><text:span text:style-name="T344">include "shared/db_connect.php";</text:span></text:p>
      <text:p text:style-name="P91"><text:span text:style-name="T344">include "include/functions/content.php";</text:span></text:p>
      <text:p text:style-name="P91"><text:span text:style-name="T344">include "include/functions/shop_stat_cat.php";</text:span></text:p>
      <text:p text:style-name="P91"><text:span text:style-name="T344">include "include/functions/shop_stat_prod.php";</text:span></text:p>
      <text:p text:style-name="P91"><text:span text:style-name="T344">include "include/functions/updates.php";</text:span></text:p>
      <text:p text:style-name="P91"><text:span text:style-name="T344">include "shared/query_results_limit.php";</text:span></text:p>
      <text:p text:style-name="P91"><text:span text:style-name="T344">updates($_GET['goto']);</text:span></text:p>
      <text:p text:style-name="P91"><text:span text:style-name="T344">?&gt;</text:span></text:p>
      <text:p text:style-name="P91"><text:span text:style-name="T344">&lt;HTML&gt;</text:span></text:p>
      <text:p text:style-name="P91"><text:span text:style-name="T344">&lt;HEAD&gt;</text:span></text:p>
      <text:p text:style-name="P91"><text:span text:style-name="T344">&lt;TITLE&gt;网上商城&lt;/TITLE&gt;</text:span></text:p>
      <text:p text:style-name="P91"><text:span text:style-name="T344">&lt;LINK href="css/rsm.css" type=text/css rel=STYLESHEET&gt;</text:span></text:p>
      <text:p text:style-name="P91"><text:span text:style-name="T344">&lt;script src="js/rsm_webshop.js" type="text/javascript"&gt;&lt;/script&gt;</text:span></text:p>
      <text:p text:style-name="P91"><text:span text:style-name="T344">&lt;/head&gt;</text:span></text:p>
      <text:p text:style-name="P91"><text:span text:style-name="T344">&lt;BODY leftMargin=0 topMargin=5 MARGINHEIGHT="0" MARGINWIDTH="0"&gt;</text:span></text:p>
      <text:p text:style-name="P91"><text:span text:style-name="T344">&lt;DIV align=center&gt;</text:span></text:p>
      <text:p text:style-name="P91"><text:span text:style-name="T345"/></text:p>
      <text:p text:style-name="P91"><text:span text:style-name="T345"/></text:p>
      <text:p text:style-name="P91"><text:span text:style-name="T346">&lt;TABLE cellspacing=0 cellpadding=0 border=0&gt;</text:span></text:p>
      <text:p text:style-name="P91"><text:span text:style-name="T346">&lt;TR vAlign=top align=left&gt;</text:span></text:p>
      <text:p text:style-name="P91"><text:span text:style-name="T346">&lt;TD width=790&gt;</text:span></text:p>
      <text:p text:style-name="P91"><text:span text:style-name="T346">&lt;TABLE cellspacing=0 cellpadding=0 width="100%" border=0&gt;</text:span></text:p>
      <text:p text:style-name="P91"><text:span text:style-name="T346">&lt;TR&gt;</text:span></text:p>
      <text:p text:style-name="P91"><text:span text:style-name="T346">&lt;TD vAlign=top width=168 background="gifs/navbg.gif"&gt;</text:span></text:p>
      <text:p text:style-name="P91"><text:span text:style-name="T346">&lt;?</text:span></text:p>
      <text:p text:style-name="P91"><text:span text:style-name="T346">include "include/layout/view_cart.php";</text:span></text:p>
      <text:p text:style-name="P91"><text:span text:style-name="T346">include "include/layout/menu_search.php";</text:span></text:p>
      <text:p text:style-name="P91"><text:span text:style-name="T346">?&gt;</text:span></text:p>
      <text:p text:style-name="P91"><text:span text:style-name="T346">&lt;TABLE class=menu_border cellspacing=0 cellpadding=0 width="100%" border=0&gt;</text:span></text:p>
      <text:p text:style-name="P91"><text:span text:style-name="T346">&lt;TR&gt;</text:span></text:p>
      <text:p text:style-name="P91"><text:span text:style-name="T346">&lt;TD vAlign=top align=middle&gt;</text:span></text:p>
      <text:p text:style-name="P91"><text:span text:style-name="T346">&lt;TABLE class=menu_border cellspacing=0 cellpadding=0 width="100%" border=0&gt;</text:span></text:p>
      <text:p text:style-name="P91"><text:span text:style-name="T346">&lt;TR&gt;</text:span></text:p>
      <text:p text:style-name="P91"><text:span text:style-name="T346">&lt;TD width="100%"&gt;</text:span></text:p>
      <text:p text:style-name="P91"><text:span text:style-name="T346">&lt;TABLE cellspacing=0 cellpadding=2 width="100%" border=0&gt;</text:span></text:p>
      <text:p text:style-name="P91"><text:span text:style-name="T346">&lt;TR&gt;</text:span></text:p>
      <text:p text:style-name="P91"><text:span text:style-name="T346">&lt;TD class=menu_header background="gifs/menu_bgrnd_header_2.gif"&gt;&lt;B&gt;商品分类&lt;/B&gt;&lt;/TD&gt;</text:span></text:p>
      <text:p text:style-name="P91"><text:span text:style-name="T346">&lt;TD class=menu_header background="gifs/menu_bgrnd_header_2.gif"&gt;&lt;a href="http://localhost/YLBM/index.html"&gt;&lt;B&gt;返回&lt;/B&gt;&lt;/a&gt; &lt;/TD&gt;</text:span></text:p>
      <text:p text:style-name="P91"><text:span text:style-name="T347"/></text:p>
      <text:p text:style-name="P91"><text:span text:style-name="T348">&lt;/TR&gt;</text:span></text:p>
      <text:p text:style-name="P91"><text:span text:style-name="T348">&lt;/TABLE&gt;</text:span></text:p>
      <text:p text:style-name="P91"><text:span text:style-name="T348">&lt;/TD&gt;</text:span></text:p>
      <text:p text:style-name="P91"><text:span text:style-name="T348">&lt;/TR&gt;</text:span></text:p>
      <text:p text:style-name="P91"><text:span text:style-name="T348">&lt;?</text:span></text:p>
      <text:p text:style-name="P91"><text:span text:style-name="T348">include "include/layout/categories.php";</text:span></text:p>
      <text:p text:style-name="P91"><text:span text:style-name="T348">?&gt;</text:span></text:p>
      <text:p text:style-name="P91"><text:span text:style-name="T348">&lt;/TABLE&gt;</text:span></text:p>
      <text:p text:style-name="P91"><text:span text:style-name="T348">&lt;/TD&gt;</text:span></text:p>
      <text:p text:style-name="P91"><text:span text:style-name="T348">&lt;/TR&gt;</text:span></text:p>
      <text:p text:style-name="P91"><text:span text:style-name="T348">&lt;/TABLE&gt;</text:span></text:p>
      <text:p text:style-name="P91"><text:span text:style-name="T349"/></text:p>
      <text:p text:style-name="P91"><text:span text:style-name="T349"/></text:p>
      <text:p text:style-name="P91"><text:span text:style-name="T349"/></text:p>
      <text:p text:style-name="P91"><text:span text:style-name="T350">&lt;TABLE cellspacing=0 cellpadding=0 width="100%" border=0&gt;</text:span></text:p>
      <text:p text:style-name="P91"><text:span text:style-name="T350">&lt;TR&gt;&lt;TD align=middle&gt;&lt;IMG height=3 src="gifs/no.gif" border=0&gt;&lt;/TD&gt;&lt;/TR&gt;</text:span></text:p>
      <text:p text:style-name="P91"><text:span text:style-name="T350">&lt;/TABLE&gt;</text:span></text:p>
      <text:p text:style-name="P91"><text:span text:style-name="T350">&lt;BR&gt;</text:span></text:p>
      <text:p text:style-name="P91"><text:span text:style-name="T350">&lt;/P&gt;</text:span></text:p>
      <text:p text:style-name="P91"><text:span text:style-name="T350">&lt;/TD&gt;</text:span></text:p>
      <text:p text:style-name="P91"><text:span text:style-name="T351"/></text:p>
      <text:p text:style-name="P91"><text:span text:style-name="T352">&lt;TD vAlign=top width=599 background="gifs/bg-body.gif" rowSpan=2&gt;</text:span></text:p>
      <text:p text:style-name="P91"><text:span text:style-name="T353"/></text:p>
      <text:p text:style-name="P91"><text:span text:style-name="T354">&lt;TABLE cellspacing=0 cellpadding=5 width="100%" border=0&gt;</text:span></text:p>
      <text:p text:style-name="P91"><text:span text:style-name="T354">&lt;TR&gt;</text:span></text:p>
      <text:p text:style-name="P91"><text:span text:style-name="T354">&lt;TD&gt;</text:span></text:p>
      <text:p text:style-name="P91"><text:span text:style-name="T354">&lt;TABLE cellspacing=0 cellpadding=0 border=0&gt;</text:span></text:p>
      <text:p text:style-name="P91"><text:span text:style-name="T354">&lt;TR vAlign=top align=left&gt;</text:span></text:p>
      <text:p text:style-name="P91"><text:span text:style-name="T354">&lt;TD&gt;&lt;/TD&gt;</text:span></text:p>
      <text:p text:style-name="P91"><text:span text:style-name="T354">&lt;TD width=598&gt;</text:span></text:p>
      <text:p text:style-name="P91"><text:span text:style-name="T354">&lt;TABLE id=Table15 cellspacing=0 cellpadding=0 width="100%" border=0&gt;</text:span></text:p>
      <text:p text:style-name="P91"><text:span text:style-name="T354">&lt;?</text:span></text:p>
      <text:p text:style-name="P91"><text:span text:style-name="T354">content($_GET['page']);</text:span></text:p>
      <text:p text:style-name="P91"><text:span text:style-name="T354">?&gt;</text:span></text:p>
      <text:p text:style-name="P91"><text:span text:style-name="T355"/></text:p>
      <text:p text:style-name="P91"><text:span text:style-name="T356">&lt;TR&gt;</text:span></text:p>
      <text:p text:style-name="P91"><text:span text:style-name="T356">&lt;TD</text:span></text:p>
      <text:p text:style-name="P91"><text:span text:style-name="T356">style="PADDING-RIGHT: 4px; PADDING-LEFT: 4px; PADDING-BOTTOM: 4px; PADDING-TOP: 4px"</text:span></text:p>
      <text:p text:style-name="P91"><text:span text:style-name="T356">vAlign=top width=598&gt;</text:span></text:p>
      <text:p text:style-name="P91"><text:span text:style-name="T356">&lt;P&gt;</text:span></text:p>
      <text:p text:style-name="P91"><text:span text:style-name="T356">&lt;TABLE cellspacing=0 cellpadding=0 width="100%" border=0&gt;</text:span></text:p>
      <text:p text:style-name="P91"><text:span text:style-name="T356">&lt;TR&gt;</text:span></text:p>
      <text:p text:style-name="P91"><text:span text:style-name="T356">&lt;TD align=middle&gt;</text:span></text:p>
      <text:p text:style-name="P91"><text:span text:style-name="T357"/></text:p>
      <text:p text:style-name="P91"><text:span text:style-name="T358">&lt;/TD&gt;&lt;/TR&gt;&lt;/TABLE&gt;&lt;/P&gt;&lt;/TD&gt;&lt;/TR&gt;&lt;/TABLE&gt;&lt;/TD&gt;&lt;/TR&gt;&lt;/TABLE&gt;</text:span></text:p>
      <text:p text:style-name="P91"><text:span text:style-name="T358">&lt;/TD&gt;&lt;/TR&gt;&lt;/TABLE&gt;&lt;/TD&gt;</text:span></text:p>
      <text:p text:style-name="P91"><text:span text:style-name="T358">&lt;TD width=23 background="gifs/bg-body.gif"&gt;</text:span></text:p>
      <text:p text:style-name="P91"><text:span text:style-name="T358">&lt;P&gt;&lt;IMG height=1 src="gifs/clearpixel.gif" width=1</text:span></text:p>
      <text:p text:style-name="P91"><text:span text:style-name="T358">border=0&gt; &lt;/P&gt;&lt;/TD&gt;&lt;/TR&gt;</text:span></text:p>
      <text:p text:style-name="P91"><text:span text:style-name="T358">&lt;TR&gt;</text:span></text:p>
      <text:p text:style-name="P91"><text:span text:style-name="T358">&lt;TD vAlign=bottom width=168</text:span></text:p>
      <text:p text:style-name="P91"><text:span text:style-name="T358">background="gifs/navbg.gif"&gt;</text:span></text:p>
      <text:p text:style-name="P91"><text:span text:style-name="T358">&lt;P style="LINE-HEIGHT: 14px"&gt;&lt;/P&gt;&lt;/TD&gt;</text:span></text:p>
      <text:p text:style-name="P91"><text:span text:style-name="T358">&lt;TD background="gifs/bg-body.gif"&gt;</text:span></text:p>
      <text:p text:style-name="P91"><text:span text:style-name="T358">&lt;P&gt;&lt;IMG height=1 src="gifs/clearpixel.gif" width=1</text:span></text:p>
      <text:p text:style-name="P91"><text:span text:style-name="T358">border=0&gt; &lt;/P&gt;&lt;/TD&gt;&lt;/TR&gt;</text:span></text:p>
      <text:p text:style-name="P91"><text:span text:style-name="T358">&lt;/TABLE&gt;&lt;/TD&gt;&lt;/TR&gt;&lt;/TABLE&gt;</text:span></text:p>
      <text:p text:style-name="P91"><text:span text:style-name="T358">&lt;TABLE cellspacing=0 cellpadding=0 border=0&gt;</text:span></text:p>
      <text:p text:style-name="P91"><text:span text:style-name="T358">&lt;TR vAlign=top align=left&gt;</text:span></text:p>
      <text:p text:style-name="P91"><text:span text:style-name="T358">&lt;TD width=790&gt;</text:span></text:p>
      <text:p text:style-name="P91"><text:span text:style-name="T358">&lt;TABLE cellspacing=0 cellpadding=0 width="100%" border=0&gt;</text:span></text:p>
      <text:p text:style-name="P91"><text:span text:style-name="T358">&lt;TR&gt;</text:span></text:p>
      <text:p text:style-name="P91"><text:span text:style-name="T358">&lt;TD colSpan=3 height=27&gt;</text:span></text:p>
      <text:p text:style-name="P91"><text:span text:style-name="T358">&lt;P&gt;&lt;IMG id=Picture53 height=27 hspace=0</text:span></text:p>
      <text:p text:style-name="P91"><text:span text:style-name="T358">src="gifs/shopping.gif" width=768 align=top</text:span></text:p>
      <text:p text:style-name="P91"><text:span text:style-name="T358">border=0&gt;&lt;/P&gt;&lt;/TD&gt;</text:span></text:p>
      <text:p text:style-name="P91"><text:span text:style-name="T358">&lt;TD width=21&gt;</text:span></text:p>
      <text:p text:style-name="P91"><text:span text:style-name="T358">&lt;P&gt;&lt;/P&gt;&lt;/TD&gt;&lt;/TR&gt;</text:span></text:p>
      <text:p text:style-name="P91"><text:span text:style-name="T358">&lt;TR&gt;</text:span></text:p>
      <text:p text:style-name="P91"><text:span text:style-name="T358">&lt;TD width=49 background="gifs/navbg.gif" height=23&gt;</text:span></text:p>
      <text:p text:style-name="P91"><text:span text:style-name="T358">&lt;P&gt;&lt;/P&gt;&lt;/TD&gt;</text:span></text:p>
      <text:p text:style-name="P91"><text:span text:style-name="T358">&lt;TD align=middle width=689&gt;</text:span></text:p>
      <text:p text:style-name="P91"><text:span text:style-name="T358">&lt;/TD&gt;</text:span></text:p>
      <text:p text:style-name="P91"><text:span text:style-name="T358">&lt;TD width=31 background="gifs/bgbutright.gif"&gt;</text:span></text:p>
      <text:p text:style-name="P91"><text:span text:style-name="T358">&lt;P&gt;&lt;/P&gt;&lt;/TD&gt;</text:span></text:p>
      <text:p text:style-name="P91"><text:span text:style-name="T358">&lt;TD rowSpan=2&gt;</text:span></text:p>
      <text:p text:style-name="P91"><text:span text:style-name="T358">&lt;P&gt;&lt;/P&gt;&lt;/TD&gt;&lt;/TR&gt;</text:span></text:p>
      <text:p text:style-name="P91"><text:span text:style-name="T358">&lt;TR&gt;</text:span></text:p>
      <text:p text:style-name="P91"><text:span text:style-name="T358">&lt;TD background="gifs/navbg.gif"&gt;</text:span></text:p>
      <text:p text:style-name="P91"><text:span text:style-name="T358">&lt;P&gt;&lt;/P&gt;&lt;/TD&gt;</text:span></text:p>
      <text:p text:style-name="P91"><text:span text:style-name="T358">&lt;TD align=middle width=689&gt;</text:span></text:p>
      <text:p text:style-name="P91"><text:span text:style-name="T358">&lt;P&gt;</text:span></text:p>
      <text:p text:style-name="P91"><text:span text:style-name="T358">&lt;/P&gt;</text:span></text:p>
      <text:p text:style-name="P91"><text:span text:style-name="T358">&lt;/TD&gt;</text:span></text:p>
      <text:p text:style-name="P91"><text:span text:style-name="T358">&lt;TD background="gifs/bgbutright.gif"&gt;</text:span></text:p>
      <text:p text:style-name="P91"><text:span text:style-name="T358">&lt;P&gt;&lt;/P&gt;&lt;/TD&gt;&lt;/TR&gt;</text:span></text:p>
      <text:p text:style-name="P91"><text:span text:style-name="T358">&lt;TR&gt;</text:span></text:p>
      <text:p text:style-name="P91"><text:span text:style-name="T358">&lt;TD background="gifs/bg-end-left.gif" height=33&gt;</text:span></text:p>
      <text:p text:style-name="P91"><text:span text:style-name="T358">&lt;P&gt;&lt;/P&gt;&lt;/TD&gt;</text:span></text:p>
      <text:p text:style-name="P91"><text:span text:style-name="T358">&lt;TD background="gifs/bg-end.gif"&gt;</text:span></text:p>
      <text:p text:style-name="P91"><text:span text:style-name="T358">&lt;P&gt;&lt;/P&gt;&lt;/TD&gt;</text:span></text:p>
      <text:p text:style-name="P91"><text:span text:style-name="T358">&lt;TD background="gifs/bottom_corner1.gif"&gt;</text:span></text:p>
      <text:p text:style-name="P91"><text:span text:style-name="T358">&lt;P&gt;&lt;/P&gt;&lt;/TD&gt;</text:span></text:p>
      <text:p text:style-name="P91"><text:span text:style-name="T358">&lt;TD&gt;</text:span></text:p>
      <text:p text:style-name="P91"><text:span text:style-name="T358">&lt;P&gt;&lt;/P&gt;&lt;/TD&gt;&lt;/TR&gt;</text:span></text:p>
      <text:p text:style-name="P91"><text:span text:style-name="T359"/></text:p>
      <text:p text:style-name="P91"><text:span text:style-name="T360">&lt;TR&gt;</text:span></text:p>
      <text:p text:style-name="P91"><text:span text:style-name="T360">&lt;TD&gt;</text:span></text:p>
      <text:p text:style-name="P91"><text:span text:style-name="T360">&lt;P&gt;&lt;/P&gt;&lt;/TD&gt;</text:span></text:p>
      <text:p text:style-name="P91"><text:span text:style-name="T360">&lt;TD width=689&gt;</text:span></text:p>
      <text:p text:style-name="P91"><text:span text:style-name="T360">&lt;P align=center&gt;</text:span></text:p>
      <text:p text:style-name="P91"><text:span text:style-name="T360">&lt;?=bottom_links();?&gt;</text:span></text:p>
      <text:p text:style-name="P91"><text:span text:style-name="T360">&lt;/P&gt;</text:span></text:p>
      <text:p text:style-name="P91"><text:span text:style-name="T360">&lt;/TD&gt;</text:span></text:p>
      <text:p text:style-name="P91"><text:span text:style-name="T360">&lt;TD&gt;</text:span></text:p>
      <text:p text:style-name="P91"><text:span text:style-name="T360">&lt;P&gt;&lt;/P&gt;&lt;/TD&gt;</text:span></text:p>
      <text:p text:style-name="P91"><text:span text:style-name="T360">&lt;TD&gt;</text:span></text:p>
      <text:p text:style-name="P91"><text:span text:style-name="T360">&lt;P&gt;&lt;/P&gt;&lt;/TD&gt;</text:span></text:p>
      <text:p text:style-name="P91"><text:span text:style-name="T360">&lt;/TR&gt;</text:span></text:p>
      <text:p text:style-name="P91"><text:span text:style-name="T360">&lt;TR&gt;</text:span></text:p>
      <text:p text:style-name="P91"><text:span text:style-name="T360">&lt;TD&gt;</text:span></text:p>
      <text:p text:style-name="P91"><text:span text:style-name="T360">&lt;P&gt;&lt;/P&gt;&lt;/TD&gt;</text:span></text:p>
      <text:p text:style-name="P91"><text:span text:style-name="T360">&lt;TD&gt;&lt;/TD&gt;</text:span></text:p>
      <text:p text:style-name="P91"><text:span text:style-name="T360">&lt;TD&gt;</text:span></text:p>
      <text:p text:style-name="P91"><text:span text:style-name="T360">&lt;P&gt;&lt;/P&gt;&lt;/TD&gt;</text:span></text:p>
      <text:p text:style-name="P91"><text:span text:style-name="T360">&lt;TD&gt;</text:span></text:p>
      <text:p text:style-name="P91"><text:span text:style-name="T360">&lt;P&gt;&lt;/P&gt;&lt;/TD&gt;&lt;/TR&gt;&lt;/TABLE&gt;&lt;/TD&gt;&lt;/TR&gt;&lt;/TABLE&gt;</text:span></text:p>
      <text:p text:style-name="P91"><text:span text:style-name="T361"/></text:p>
      <text:p text:style-name="P91"><text:span text:style-name="T361"/></text:p>
      <text:p text:style-name="P91"><text:span text:style-name="T361"/></text:p>
      <text:p text:style-name="P91"><text:span text:style-name="T362">&lt;/DIV&gt;</text:span></text:p>
      <text:p text:style-name="P91"><text:span text:style-name="T363"/></text:p>
      <text:p text:style-name="P91"><text:span text:style-name="T364">&lt;/BODY&gt;</text:span></text:p>
      <text:p text:style-name="P92"><text:span text:style-name="T364">&lt;/HTML&gt;</text:span></text:p>
      <text:p text:style-name="P93"><draw:frame text:anchor-type="as-char" svg:width="185.21mm" svg:height="83.08mm" style:rel-width="scale" style:rel-height="scale"><draw:object-ole xlink:href="OleObj3"/><draw:image xlink:href="ObjectReplacements/OleObj3"/></draw:frame><text:span text:style-name="T365"/></text:p>
      <text:p text:style-name="P94"><text:span text:style-name="T366">图6-3 社区模块后台主界面</text:span></text:p>
      <text:p text:style-name="P95"><text:span text:style-name="T366"><text:s text:c="7"/>商城模块后台主要代码：</text:span></text:p>
      <text:p text:style-name="P96"><text:span text:style-name="T366"><text:tab/><text:tab/>&lt;?</text:span></text:p>
      <text:p text:style-name="P96"><text:span text:style-name="T366">include "session.php";</text:span></text:p>
      <text:p text:style-name="P96"><text:span text:style-name="T366">include "../shared/db_connect.php";</text:span></text:p>
      <text:p text:style-name="P96"><text:span text:style-name="T366">include "header.php";</text:span></text:p>
      <text:p text:style-name="P96"><text:span text:style-name="T366">include "layout/func.php";</text:span></text:p>
      <text:p text:style-name="P96"><text:span text:style-name="T366">include "../shared/query_results_limit.php";</text:span></text:p>
      <text:p text:style-name="P96"><text:span text:style-name="T366">include "content.php";</text:span></text:p>
      <text:p text:style-name="P96"><text:span text:style-name="T367"/></text:p>
      <text:p text:style-name="P96"><text:span text:style-name="T368">head($_POST['goto']);</text:span></text:p>
      <text:p text:style-name="P96"><text:span text:style-name="T369"/></text:p>
      <text:p text:style-name="P96"><text:span text:style-name="T370">?&gt;</text:span></text:p>
      <text:p text:style-name="P96"><text:span text:style-name="T370">&lt;html&gt;</text:span></text:p>
      <text:p text:style-name="P96"><text:span text:style-name="T370"><text:tab/>&lt;head&gt;</text:span></text:p>
      <text:p text:style-name="P96"><text:span text:style-name="T370"><text:tab/><text:tab/>&lt;title&gt;&lt;/title&gt;</text:span></text:p>
      <text:p text:style-name="P96"><text:span text:style-name="T370"><text:tab/><text:tab/>&lt;script src="js/admin.js" type="text/javascript"&gt;&lt;/script&gt;</text:span></text:p>
      <text:p text:style-name="P96"><text:span text:style-name="T370"><text:tab/><text:tab/>&lt;link rel="STYLESHEET" type="text/css" href="css/admin.css"&gt;<text:tab/></text:span></text:p>
      <text:p text:style-name="P96"><text:span text:style-name="T370"><text:tab/>&lt;/head&gt;</text:span></text:p>
      <text:p text:style-name="P96"><text:span text:style-name="T370">&lt;body bgcolor='#FFFFFF' background='images/background.gif' text='#000000' leftmargin='0' topmargin='0' marginwidth='0' marginheight='0'&gt;</text:span></text:p>
      <text:p text:style-name="P96"><text:span text:style-name="T370">&lt;?</text:span></text:p>
      <text:p text:style-name="P96"><text:span text:style-name="T370">//top();</text:span></text:p>
      <text:p text:style-name="P96"><text:span text:style-name="T370">tabbar($page,$action);</text:span></text:p>
      <text:p text:style-name="P96"><text:span text:style-name="T370">?&gt;</text:span></text:p>
      <text:p text:style-name="P96"><text:span text:style-name="T370">&lt;!-- Sidebar --&gt;</text:span></text:p>
      <text:p text:style-name="P96"><text:span text:style-name="T370">&lt;table width='100%' border='0' cellspacing='0' cellpadding='0'&gt;</text:span></text:p>
      <text:p text:style-name="P96"><text:span text:style-name="T370">&lt;tr&gt;</text:span></text:p>
      <text:p text:style-name="P96"><text:span text:style-name="T370"><text:tab/>&lt;td valign="top"&gt;</text:span></text:p>
      <text:p text:style-name="P96"><text:span text:style-name="T370"><text:tab/>&lt;table width="181" border="0" cellspacing="0" cellpadding="0"&gt;</text:span></text:p>
      <text:p text:style-name="P96"><text:span text:style-name="T371"/></text:p>
      <text:p text:style-name="P96"><text:span text:style-name="T372"><text:s text:c="4"/><text:tab/>&lt;tr valign="top"&gt;&lt;td colspan='2' width="20" height="48" bgcolor='#1C95CC' valign='bottom'&gt;&amp;nbsp;&lt;/td&gt;&lt;/tr&gt;</text:span></text:p>
      <text:p text:style-name="P96"><text:span text:style-name="T372"><text:tab/></text:span></text:p>
      <text:p text:style-name="P96"><text:span text:style-name="T372"><text:s text:c="4"/><text:tab/>&lt;tr valign="top"&gt;</text:span></text:p>
      <text:p text:style-name="P96"><text:span text:style-name="T372"><text:tab/><text:tab/><text:tab/>&lt;td width="5" height="24"&gt;&lt;img src="images/grad-1.gif" width="5" height="20"&gt;&lt;/td&gt;</text:span></text:p>
      <text:p text:style-name="P96"><text:span text:style-name="T372"><text:tab/><text:tab/><text:tab/>&lt;td height="24"&gt;&lt;img src="images/grad-1.gif" width="160" height="20"&gt;&lt;/td&gt;</text:span></text:p>
      <text:p text:style-name="P96"><text:span text:style-name="T372"><text:tab/><text:tab/>&lt;/tr&gt;</text:span></text:p>
      <text:p text:style-name="P96"><text:span text:style-name="T372"><text:tab/></text:span></text:p>
      <text:p text:style-name="P96"><text:span text:style-name="T372"><text:tab/><text:tab/>&lt;tr&gt;&lt;td width="5"&gt;&amp;nbsp;&lt;/td&gt;</text:span></text:p>
      <text:p text:style-name="P96"><text:span text:style-name="T372"><text:tab/><text:s text:c="4"/>&lt;td class='nav'&gt;&lt;?navigation();?&gt;&lt;/td&gt;&lt;/tr&gt;</text:span></text:p>
      <text:p text:style-name="P96"><text:span text:style-name="T372"><text:s text:c="4"/>&lt;/table&gt;</text:span></text:p>
      <text:p text:style-name="P96"><text:span text:style-name="T372">&lt;/td&gt;</text:span></text:p>
      <text:p text:style-name="P96"><text:span text:style-name="T373"/></text:p>
      <text:p text:style-name="P96"><text:span text:style-name="T374">&lt;!-- Main contents --&gt;</text:span></text:p>
      <text:p text:style-name="P96"><text:span text:style-name="T374">&lt;td valign="top" width='100%'&gt;</text:span></text:p>
      <text:p text:style-name="P96"><text:span text:style-name="T374"><text:tab/>&lt;table width="640" border="0" cellspacing="0" cellpadding="0"&gt;</text:span></text:p>
      <text:p text:style-name="P96"><text:span text:style-name="T374"><text:s text:c="4"/>&lt;tr&gt;&lt;td width="40" height="20"&gt;&amp;nbsp;&lt;/td&gt;&lt;td height="20"&gt;&amp;nbsp;&lt;/td&gt;&lt;/tr&gt;</text:span></text:p>
      <text:p text:style-name="P96"><text:span text:style-name="T374"><text:s text:c="4"/>&lt;tr&gt;</text:span></text:p>
      <text:p text:style-name="P96"><text:span text:style-name="T374"><text:tab/><text:tab/>&lt;td width="20"&gt;&amp;nbsp;&lt;/td&gt;</text:span></text:p>
      <text:p text:style-name="P96"><text:span text:style-name="T374"><text:tab/><text:tab/>&lt;td&gt;</text:span></text:p>
      <text:p text:style-name="P96"><text:span text:style-name="T374">&lt;?</text:span></text:p>
      <text:p text:style-name="P96"><text:span text:style-name="T374">content($_GET['page'],$action);</text:span></text:p>
      <text:p text:style-name="P96"><text:span text:style-name="T374">?&gt;</text:span></text:p>
      <text:p text:style-name="P96"><text:span text:style-name="T374"><text:tab/><text:tab/>&lt;/td&gt;</text:span></text:p>
      <text:p text:style-name="P96"><text:span text:style-name="T374"><text:tab/>&lt;/tr&gt;</text:span></text:p>
      <text:p text:style-name="P96"><text:span text:style-name="T375"/></text:p>
      <text:p text:style-name="P96"><text:span text:style-name="T376"><text:tab/>&lt;!-- Spacer --&gt;</text:span></text:p>
      <text:p text:style-name="P96"><text:span text:style-name="T376"><text:tab/>&lt;tr&gt;&lt;td width="40" height="20"&gt;&amp;nbsp;&lt;/td&gt;</text:span></text:p>
      <text:p text:style-name="P96"><text:span text:style-name="T376"><text:tab/>&lt;td height="20" align="center"&gt;&amp;nbsp;&lt;br&gt;&lt;br&gt;&lt;a href="../index.php" target="_blank"&gt;&lt;font size=1&gt;&lt;b&gt;网上商城&lt;/b&gt;&lt;/font&gt;&lt;/a&gt;&lt;/td&gt;&lt;/tr&gt;</text:span></text:p>
      <text:p text:style-name="P96"><text:span text:style-name="T376"><text:tab/>&lt;/table&gt;</text:span></text:p>
      <text:p text:style-name="P96"><text:span text:style-name="T376">&lt;/td&gt;&lt;/tr&gt;</text:span></text:p>
      <text:p text:style-name="P96"><text:span text:style-name="T376">&lt;/table&gt;</text:span></text:p>
      <text:p text:style-name="P96"><text:span text:style-name="T377"/></text:p>
      <text:p text:style-name="P96"><text:span text:style-name="T378">&lt;/body&gt;</text:span></text:p>
      <text:p text:style-name="P97"><text:span text:style-name="T378">&lt;/html&gt;</text:span></text:p>
      <text:p text:style-name="P98"><text:span text:style-name="T379">7.系统测试</text:span></text:p>
      <text:p text:style-name="P99"><text:span text:style-name="T380">为了保证测试的质量，将测试过程分成几个阶段，即:代码审查、单元测试、集成测试、确认测试和系统测试。</text:span></text:p>
      <text:p text:style-name="P99"><text:span text:style-name="T380">7.1 单元测试</text:span></text:p>
      <text:p text:style-name="P99"><text:span text:style-name="T380">单元测试集中在检查软件设计的最小单位—模块上，通过测试发现实现该模块的实际功能与定义该模块的功能说明不符合的情况，以及编码的错误。</text:span></text:p>
      <text:p text:style-name="P99"><text:span text:style-name="T380">7.2 集成测试</text:span></text:p>
      <text:p text:style-name="P99"><text:span text:style-name="T380">集成测试是将模块按照设计要求组装起来同时进行测试，主要目标是发现与接口有关的问题。如一个模块与另一个模块可能有由于疏忽的问题而造成有害影响；把子功能组合起来可能不产生预期的主功能；个别看起来是可以接受的误差可能积累到不能接受的程度；全程数据结构可能有错误等。</text:span></text:p>
      <text:p text:style-name="P99"><text:span text:style-name="T380">7.3 确认测试</text:span></text:p>
      <text:p text:style-name="P99"><text:span text:style-name="T380">确认测试的目的是向未来的用户表明系统能够像预定要求那样工作。经集成测试后，已经按照设计把所有的模块组装成一个完整的软件系统，接口错误也已经基本排除了，接着就应该进一步验证软件的有效性，这就是确认测试的任务，即软件的功能和性能如同用户所合理期待的那样。</text:span></text:p>
      <text:p text:style-name="P99"><text:span text:style-name="T380">7.4 系统测试</text:span></text:p>
      <text:p text:style-name="P99"><text:span text:style-name="T380">软件开发完成以后，最终还要与系统中其他部分配套运行，进行系统测试。包括恢复测试、安全测试、强度测试和性能测试等。单独对系统的测试主要从以下几方面入手：</text:span></text:p>
      <text:p text:style-name="P100"><text:span text:style-name="T380">7.4.1 功能测试</text:span></text:p>
      <text:p text:style-name="P101"><text:span text:style-name="T380">测试是否满足开发要求，是否提供设计所描述的功能，是否用户的需求都得到满足。功能测试是系统测试最常用和必须的测试，通常还会以正式的软件说明书为测试标准。</text:span></text:p>
      <text:p text:style-name="P102"><text:span text:style-name="T380">7.4.2 强度测试及性能测试</text:span></text:p>
      <text:p text:style-name="P103"><text:span text:style-name="T380">测试系统能力最高实际限度，即软件在一些超负荷情况下功能实现的情况。</text:span></text:p>
      <text:p text:style-name="P104"><text:span text:style-name="T380">在上述环境中，将设计和编好的优贝乐母系统进行运行。发现一些问题，如表单的属性设置不够完整，试用期在调用过程中出现错误，经过反复检查核对，终于找到了问题，并调试通过。最后，系统各功能运行一切正常，并达到了设计要求</text:span></text:p>
      <text:p text:style-name="P105"><text:span text:style-name="T381"/></text:p>
      <text:p text:style-name="P106"><text:span text:style-name="T382">8.结论</text:span></text:p>
      <text:p text:style-name="P107"><text:span text:style-name="T383">经过这段时间的努力，我终于完成了网上商城系统，基本实现了项目前期设计的基本要求。但是由于经验不足，</text:span><text:span text:style-name="T384">当然该系统也存在很多不足的地方，比如用户的权限过于简单，安全性低，希望在今后的学习中，逐步的进行改进。</text:span><text:span text:style-name="T385">总的来说，在做这个项目的过程中，我们查阅了大量的相关资料，切实地按照软件工程的步骤，从需求分析，概要设计，详细设计，数据库设计，再到编码，调试运行，测试等步骤。从中我们学到了很多东西，对我们来说，无论是理论还是实践上都是一个较大幅度的提高，可以说是理论到实践的一个飞跃。此外，我知道了基础课的重要，要学好一门编程语言，一定要动手，实践是最好的方法。</text:span></text:p>
      <text:p text:style-name="P107"><text:span text:style-name="T385">总的来说，对我个人而言，这次项目的完成的确提高了我自己的动手能力，通过这一段时间对项目开发的努力，让我认识到了自己的不足，在今后的学习中一定加倍努力赶上和同学们的差距，继续完成对同学差距的缩小。</text:span><text:span text:style-name="T386"/></text:p>
      <text:p text:style-name="P108"><text:span text:style-name="T386"/></text:p>
      <text:p text:style-name="P109"><text:span text:style-name="T387">9.参考文献</text:span><text:span text:style-name="T388"/></text:p>
      <text:list text:style-name="L110">
        <text:list-item>
          <text:p text:style-name="P110"><text:span text:style-name="T388">PHP程序设计.程文彬.北京：人民邮电出版社.2016</text:span></text:p>
        </text:list-item>
        <text:list-item>
          <text:p text:style-name="P110"><text:span text:style-name="T388">Web前端设计与开发.王鹏.北京：清华大学出版社.2017</text:span><text:span text:style-name="T389"/></text:p>
        </text:list-item>
      </text:list>
      <text:p text:style-name="P111"><text:span text:style-name="T3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